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ext_20_body">
      <style:paragraph-properties fo:line-height="150%"/>
      <style:text-properties fo:font-variant="normal" fo:text-transform="none" fo:color="#000000" loext:opacity="100%" style:font-name="Georgia" fo:font-size="10.5pt" fo:letter-spacing="normal" fo:font-style="normal" fo:font-weight="normal" officeooo:rsid="000abf32" officeooo:paragraph-rsid="000abf32" style:font-name-asian="Comic Sans MS"/>
    </style:style>
    <style:style style:name="P2" style:family="paragraph" style:parent-style-name="Text_20_body">
      <style:paragraph-properties fo:line-height="150%"/>
      <style:text-properties fo:font-variant="normal" fo:text-transform="none" fo:color="#000000" loext:opacity="100%" style:font-name="Georgia" fo:font-size="10.5pt" fo:letter-spacing="normal" fo:font-style="normal" fo:font-weight="normal" officeooo:rsid="000abf32" officeooo:paragraph-rsid="0010c279" style:font-name-asian="Comic Sans MS"/>
    </style:style>
    <style:style style:name="P3" style:family="paragraph" style:parent-style-name="Text_20_body">
      <style:paragraph-properties fo:line-height="150%" fo:text-align="start" style:justify-single-word="false"/>
      <style:text-properties style:font-name="Georgia" officeooo:rsid="00073f4c" officeooo:paragraph-rsid="00073f4c" style:font-name-asian="Comic Sans MS"/>
    </style:style>
    <style:style style:name="P4" style:family="paragraph" style:parent-style-name="Text_20_body">
      <style:paragraph-properties fo:line-height="150%"/>
      <style:text-properties style:font-name="Georgia" officeooo:paragraph-rsid="00073f4c" style:font-name-asian="Comic Sans MS"/>
    </style:style>
    <style:style style:name="P5" style:family="paragraph" style:parent-style-name="Text_20_body">
      <style:paragraph-properties fo:line-height="150%"/>
      <style:text-properties style:font-name="Georgia" officeooo:rsid="000abf32" officeooo:paragraph-rsid="000abf32" style:font-name-asian="Comic Sans MS"/>
    </style:style>
    <style:style style:name="P6" style:family="paragraph" style:parent-style-name="Text_20_body">
      <style:paragraph-properties fo:line-height="150%"/>
      <style:text-properties style:font-name="Georgia" officeooo:rsid="000abf32" officeooo:paragraph-rsid="000fbd36" style:font-name-asian="Comic Sans MS"/>
    </style:style>
    <style:style style:name="P7" style:family="paragraph" style:parent-style-name="Text_20_body">
      <style:paragraph-properties fo:line-height="150%"/>
      <style:text-properties style:font-name="Georgia" officeooo:rsid="000abf32" officeooo:paragraph-rsid="0010c279" style:font-name-asian="Comic Sans MS"/>
    </style:style>
    <style:style style:name="P8" style:family="paragraph" style:parent-style-name="Text_20_body">
      <style:paragraph-properties fo:line-height="150%"/>
      <style:text-properties style:font-name="Georgia"/>
    </style:style>
    <style:style style:name="P9" style:family="paragraph" style:parent-style-name="Subtitle">
      <style:paragraph-properties fo:line-height="150%" fo:text-align="start" style:justify-single-word="false"/>
      <style:text-properties style:font-name="Georgia" officeooo:rsid="000abf32" officeooo:paragraph-rsid="000abf32" style:font-name-asian="Comic Sans MS"/>
    </style:style>
    <style:style style:name="P10" style:family="paragraph" style:parent-style-name="Title">
      <style:paragraph-properties fo:line-height="150%" fo:text-align="start" style:justify-single-word="false"/>
      <style:text-properties style:font-name="Georgia" officeooo:rsid="000abf32" officeooo:paragraph-rsid="000abf32" style:font-name-asian="Comic Sans MS"/>
    </style:style>
    <style:style style:name="P11" style:family="paragraph" style:parent-style-name="Heading_20_1">
      <style:paragraph-properties fo:line-height="150%"/>
      <style:text-properties fo:font-variant="normal" fo:text-transform="none" fo:color="#000000" loext:opacity="100%" style:font-name="Georgia" fo:font-size="10.5pt" fo:letter-spacing="normal" fo:font-style="normal" fo:font-weight="normal" officeooo:rsid="00073f4c" officeooo:paragraph-rsid="00073f4c" style:font-name-asian="Comic Sans MS"/>
    </style:style>
    <style:style style:name="P12" style:family="paragraph" style:parent-style-name="Heading_20_1">
      <style:paragraph-properties fo:line-height="150%"/>
      <style:text-properties style:font-name="Georgia" officeooo:rsid="000cb89d" officeooo:paragraph-rsid="000cb89d" style:font-name-asian="Comic Sans MS"/>
    </style:style>
    <style:style style:name="P13" style:family="paragraph" style:parent-style-name="Heading_20_1">
      <style:paragraph-properties fo:line-height="150%"/>
      <style:text-properties style:font-name="Georgia"/>
    </style:style>
    <style:style style:name="T1" style:family="text">
      <style:text-properties fo:font-variant="normal" fo:text-transform="none" fo:color="#000000" loext:opacity="100%" fo:font-size="10.5pt" fo:letter-spacing="normal" fo:font-style="normal" fo:font-weight="normal"/>
    </style:style>
    <style:style style:name="T2" style:family="text">
      <style:text-properties fo:font-variant="normal" fo:text-transform="none" fo:color="#000000" loext:opacity="100%" fo:font-size="10.5pt" fo:letter-spacing="normal" fo:font-style="normal" fo:font-weight="normal" officeooo:rsid="00073f4c"/>
    </style:style>
    <style:style style:name="T3" style:family="text">
      <style:text-properties fo:font-variant="normal" fo:text-transform="none" fo:color="#000000" loext:opacity="100%" fo:font-size="10.5pt" fo:letter-spacing="normal" fo:font-style="normal" fo:font-weight="normal" officeooo:rsid="000cb89d"/>
    </style:style>
    <style:style style:name="T4" style:family="text">
      <style:text-properties fo:font-variant="normal" fo:text-transform="none" fo:color="#000000" loext:opacity="100%" fo:font-size="10.5pt" fo:letter-spacing="normal" fo:font-style="normal" fo:font-weight="normal" officeooo:rsid="000fbd36"/>
    </style:style>
    <style:style style:name="T5" style:family="text">
      <style:text-properties fo:font-variant="normal" fo:text-transform="none" fo:color="#000000" loext:opacity="100%" fo:font-size="10.5pt" fo:letter-spacing="normal" fo:font-style="normal" fo:font-weight="normal" officeooo:rsid="0010c2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ntil the Lily Blooms II</text:p>
      <text:p text:style-name="P9">2023 Rewriting + author notes</text:p>
      <text:p text:style-name="P3"/>
      <text:h text:style-name="P12" text:outline-level="1">SEP 2023</text:h>
      <text:p text:style-name="P4"/>
      <text:h text:style-name="P11" text:outline-level="1">DESCRIPTION: </text:h>
      <text:p text:style-name="P8"/>
      <text:p text:style-name="P8">12 Sep 14</text:p>
      <text:p text:style-name="P1">13 Sep 15</text:p>
      <text:p text:style-name="P1">14 Sep 16</text:p>
      <text:p text:style-name="P1">15 Sep 16</text:p>
      <text:p text:style-name="P1">16 Sep 16</text:p>
      <text:p text:style-name="P1">17 Sep 17</text:p>
      <text:p text:style-name="P1">18 Sep 17</text:p>
      <text:p text:style-name="P1">19 Sep 19</text:p>
      <text:p text:style-name="P1">20 Sep 19</text:p>
      <text:p text:style-name="P1">21 Sep </text:p>
      <text:p text:style-name="P1">22</text:p>
      <text:p text:style-name="P4"><text:span text:style-name="T2"/></text:p>
      <text:h text:style-name="P13" text:outline-level="1">12. Me, a fugitive demon?</text:h>
      <text:p text:style-name="P5"><text:span text:style-name="T1"/></text:p>
      <text:p text:style-name="P1">Or'ath's POV</text:p>
      <text:p text:style-name="P5"><text:span text:style-name="T1"/></text:p>
      <text:p text:style-name="P1">You might be thinking who I am. Or asking yourself "how do you even pronounce this name?" Do not worry about that. Say it however you want because I could not care less. I dislike it and think it is devoid of meaning.</text:p>
      <text:p text:style-name="P5"><text:span text:style-name="T1"/></text:p>
      <text:p text:style-name="P1"><text:soft-page-break/>I'm a demon living in Addamah. I've disguised myself as a human forever since I ran away from my dearest homeland, as you might know, Gehenna. </text:p>
      <text:p text:style-name="P5"><text:span text:style-name="T1"/></text:p>
      <text:p text:style-name="P1">When I said ran away it's not because I was bored at home and decided to live another life, but because I, like a rebel kid, ran away from home and my duties as a royal member of one of the kingdoms of Gehenna and stole the most important Infernal artifact of our governor's collection. </text:p>
      <text:p text:style-name="P5"><text:span text:style-name="T1"/></text:p>
      <text:p text:style-name="P1">Well, you see, our governor is…</text:p>
      <text:p text:style-name="P5"><text:span text:style-name="T1"/></text:p>
      <text:p text:style-name="P1">My father. </text:p>
      <text:p text:style-name="P5"><text:span text:style-name="T1"/></text:p>
      <text:p text:style-name="P1">I'm supposed to be a fugitive and criminal of our kingdom but do you think he even cares? He's so powerful and thinks of me as so insignificant that he didn't even flinch a finger when I escaped. He's too busy being one of the Devil's puppies and teaching his true son the ways of a mighty ruler.</text:p>
      <text:p text:style-name="P5"><text:span text:style-name="T1"/></text:p>
      <text:p text:style-name="P1">I might sound petty, but that's just how it is and has always been. </text:p>
      <text:p text:style-name="P5"><text:span text:style-name="T1"/></text:p>
      <text:p text:style-name="P1">My mother disappeared before I could meet her. The servants raised me while the king (my father) rarely made himself appear in front of me. Because of that, I spent most of the time holed up inside the royal library, learning spells and how to use my power, in hopes that father would recognize me.</text:p>
      <text:p text:style-name="P5"><text:span text:style-name="T1"/></text:p>
      <text:p text:style-name="P5"><text:span text:style-name="T1">I only got to know about my mother's existence because of eavesdropping on the conversations between servants, because no one would dare speak anything about her with my father around. There were no traces of my mother in the castle, no portraits, nothing that could indicate she had lived there. The queen didn't look anything like me either. It disgusted me to even think we could be somehow connected. An arrogant and simple-minded woman. Like the king, she barely looked at me.</text:span></text:p>
      <text:p text:style-name="P5"><text:span text:style-name="T1"/></text:p>
      <text:p text:style-name="P1">Eventually, I came to the conclusion I was a bastard child. It explained why the king acted as if I was nonexistent and why the queen despised me.</text:p>
      <text:p text:style-name="P5"><text:span text:style-name="T1"/></text:p>
      <text:p text:style-name="P1">It was no mistake that I was his son. Same name, same eyes. Every other Infernal being would tremble in fear the moment our eyes would come across, even if I had no ill intention. It was no surprise though. Everyone bowed down to him with respect. He was evil, formidable, feared, admired. And I couldn't share the same feeling of admiration others had for him. </text:p>
      <text:p text:style-name="P5"><text:soft-page-break/><text:span text:style-name="T1"/></text:p>
      <text:p text:style-name="P1">To me he was just a terrible father who I felt scared of.</text:p>
      <text:p text:style-name="P5"><text:span text:style-name="T1"/></text:p>
      <text:p text:style-name="P1">…</text:p>
      <text:p text:style-name="P5"><text:span text:style-name="T1"/></text:p>
      <text:p text:style-name="P1">Way too long ago.</text:p>
      <text:p text:style-name="P5"><text:span text:style-name="T1"/></text:p>
      <text:p text:style-name="P1">Lunch hour. There were no servants or guards in the corridors. With a spell, I had silenced the possible sounds I could make that would reveal my location.</text:p>
      <text:p text:style-name="P5"><text:span text:style-name="T1"/></text:p>
      <text:p text:style-name="P1">I sneaked into the royal bedroom in order to execute my plan, which was to search for my father's spell books and scrolls that could not be found in the great library. </text:p>
      <text:p text:style-name="P5"><text:span text:style-name="T1"/></text:p>
      <text:p text:style-name="P1">Heading to a corner of the room, I found myself staring at huge closet doors. Blood velvet with golden and shiny frames, and a magic shield barrier.</text:p>
      <text:p text:style-name="P5"><text:span text:style-name="T1"/></text:p>
      <text:p text:style-name="P1">Of course it has a barrier.</text:p>
      <text:p text:style-name="P5"><text:span text:style-name="T1"/></text:p>
      <text:p text:style-name="P1">Maybe I can break it off with a spell? </text:p>
      <text:p text:style-name="P5"><text:span text:style-name="T1"/></text:p>
      <text:p text:style-name="P1">When I was about to touch the barrier, I heard a strange sound and quickly hid under the bed.</text:p>
      <text:p text:style-name="P5"><text:span text:style-name="T1"/></text:p>
      <text:p text:style-name="P1">…Nothing. Seems safe.</text:p>
      <text:p text:style-name="P5"><text:span text:style-name="T1"/></text:p>
      <text:p text:style-name="P1">Before crawling out, I spot a dusty picture in the dark.</text:p>
      <text:p text:style-name="P5"><text:span text:style-name="T1"/></text:p>
      <text:p text:style-name="P1">What is this? </text:p>
      <text:p text:style-name="P5"><text:span text:style-name="T1"/></text:p>
      <text:p text:style-name="P1">…A woman with pointy ears…a Drow?</text:p>
      <text:p text:style-name="P5"><text:span text:style-name="T1"/></text:p>
      <text:p text:style-name="P1">We share the same face and hair.</text:p>
      <text:p text:style-name="P5"><text:soft-page-break/><text:span text:style-name="T1"/></text:p>
      <text:p text:style-name="P1">…Is this my mother? She's so pretty.</text:p>
      <text:p text:style-name="P5"><text:span text:style-name="T1"/></text:p>
      <text:p text:style-name="P1">My thoughts were interrupted by a yawn.</text:p>
      <text:p text:style-name="P5"><text:span text:style-name="T1"/></text:p>
      <text:p text:style-name="P1">Is there someone sleeping here?</text:p>
      <text:p text:style-name="P5"><text:span text:style-name="T1"/></text:p>
      <text:p text:style-name="P1">I stood up and there was nobody in the room. </text:p>
      <text:p text:style-name="P5"><text:span text:style-name="T1"/></text:p>
      <text:p text:style-name="P1">The cradle?</text:p>
      <text:p text:style-name="P5"><text:span text:style-name="T1"/></text:p>
      <text:p text:style-name="P1">I climbed on the bed to take a look inside the baby cradle. </text:p>
      <text:p text:style-name="P5"><text:span text:style-name="T1"/></text:p>
      <text:p text:style-name="P1">It was Gil, my half-brother, sleeping. Although he resembled the queen, unlike her, he was bearable and cute.</text:p>
      <text:p text:style-name="P5"><text:span text:style-name="T1"/></text:p>
      <text:p text:style-name="P1">"You're really cute and chubby…I wonder why the grown ups don't let me near you. (spoken in Infernal)" I muttered as I caressed his hair. "Not even father wants to see us together- Actually, father hates me. We live at the same place but he doesn't spare me a glance. While at you, he looks with pride in his eyes. I don't blame you, I would be proud of you too…I hope we can play together when you grow up."</text:p>
      <text:p text:style-name="P5"><text:span text:style-name="T1"/></text:p>
      <text:p text:style-name="P1">The door abruptly opens and the queen rushes inside.</text:p>
      <text:p text:style-name="P5"><text:span text:style-name="T1"/></text:p>
      <text:p text:style-name="P1">"W-What-! Who let you inside this room?!! Get away from my baby!!!" With horror in her face, she tries to catch me but I run away from there.</text:p>
      <text:p text:style-name="P5"><text:span text:style-name="T1"/></text:p>
      <text:p text:style-name="P1">…</text:p>
      <text:p text:style-name="P5"><text:span text:style-name="T1"/></text:p>
      <text:p text:style-name="P1">Too long ago.</text:p>
      <text:p text:style-name="P5"><text:span text:style-name="T1"/></text:p>
      <text:p text:style-name="P1">The awaited hour had finally arrived.</text:p>
      <text:p text:style-name="P5"><text:span text:style-name="T1"/></text:p>
      <text:p text:style-name="P1"><text:soft-page-break/>Addamah was at my fingertips.</text:p>
      <text:p text:style-name="P5"><text:span text:style-name="T1"/></text:p>
      <text:p text:style-name="P1">I was ready to escape the prison that was my homeland, where I had no one to relate to or befriend. Freedom was calling me from the other side.</text:p>
      <text:p text:style-name="P5"><text:span text:style-name="T1"/></text:p>
      <text:p text:style-name="P5"><text:span text:style-name="T1">I had successfully stolen my father's artifact which would grant me the mana I lacked to execute powerful spells, I had mastered the skills I needed and I had found the human that would be my gate to Addamah. </text:span><text:span text:style-name="T3">My plan was almost</text:span><text:span text:style-name="T1"> done. I just needed to keep running away from these weak guards chasing me while I waited for the human's last heartbeat.</text:span></text:p>
      <text:p text:style-name="P5"><text:span text:style-name="T1"/></text:p>
      <text:p text:style-name="P1">"Catch the thief!!!" The guard's yell echoed across the halls while a horde of them followed after him.</text:p>
      <text:p text:style-name="P5"><text:span text:style-name="T1"/></text:p>
      <text:p text:style-name="P1">Thump-thump.</text:p>
      <text:p text:style-name="P5"><text:span text:style-name="T1"/></text:p>
      <text:p text:style-name="P1">"We won't let you escape, you filthy criminal!!!"</text:p>
      <text:p text:style-name="P5"><text:span text:style-name="T1"/></text:p>
      <text:p text:style-name="P1">Thump-thump.</text:p>
      <text:p text:style-name="P5"><text:span text:style-name="T1"/></text:p>
      <text:p text:style-name="P1">"Intercept him!!!"</text:p>
      <text:p text:style-name="P5"><text:span text:style-name="T1"/></text:p>
      <text:p text:style-name="P1">Thump-thump.</text:p>
      <text:p text:style-name="P5"><text:span text:style-name="T1"/></text:p>
      <text:p text:style-name="P1">"Don't let him trick your eyes!"</text:p>
      <text:p text:style-name="P5"><text:span text:style-name="T1"/></text:p>
      <text:p text:style-name="P1">Thump… </text:p>
      <text:p text:style-name="P5"><text:span text:style-name="T1"/></text:p>
      <text:p text:style-name="P1">Now.</text:p>
      <text:p text:style-name="P5"><text:span text:style-name="T1"/></text:p>
      <text:p text:style-name="P5"><text:span text:style-name="T1">I </text:span><text:span text:style-name="T3">tore</text:span><text:span text:style-name="T1"> the air </text:span><text:span text:style-name="T3">apart</text:span><text:span text:style-name="T1"> with my claws and summoned the gate </text:span><text:span text:style-name="T3">portal </text:span><text:span text:style-name="T1">which sucked me in the blink of an eye.</text:span></text:p>
      <text:p text:style-name="P5"><text:span text:style-name="T1"/></text:p>
      <text:p text:style-name="P1">Farewell (bitches).</text:p>
      <text:p text:style-name="P5"><text:soft-page-break/><text:span text:style-name="T1"/></text:p>
      <text:p text:style-name="P1">…</text:p>
      <text:p text:style-name="P5"><text:span text:style-name="T1"/></text:p>
      <text:p text:style-name="P1">Present.</text:p>
      <text:p text:style-name="P5"><text:span text:style-name="T1"/></text:p>
      <text:p text:style-name="P1">A warm breeze brushed against my skin, glowing under the sun rays reflected on my sunglasses.</text:p>
      <text:p text:style-name="P5"><text:span text:style-name="T1"/></text:p>
      <text:p text:style-name="P1">Mounted on a camel, I stared off at a town in the distance. </text:p>
      <text:p text:style-name="P5"><text:span text:style-name="T1"/></text:p>
      <text:p text:style-name="P1">"It's been some time since I last came here… It's a shame that I won't find delicious mangos with coconut sticky rice in this place."</text:p>
      <text:p text:style-name="P5"><text:span text:style-name="T1"/></text:p>
      <text:p text:style-name="P5"><text:span text:style-name="T1"/></text:p>
      <text:p text:style-name="P5"><text:span text:style-name="T1"/></text:p>
      <text:p text:style-name="P1">…</text:p>
      <text:p text:style-name="P5"><text:span text:style-name="T1"/></text:p>
      <text:h text:style-name="P13" text:outline-level="1">13. The first leaf.</text:h>
      <text:p text:style-name="P5"><text:span text:style-name="T1"/></text:p>
      <text:p text:style-name="P1">Seleni's POV</text:p>
      <text:p text:style-name="P5"><text:span text:style-name="T1"/></text:p>
      <text:p text:style-name="P1">The birds started flying South…</text:p>
      <text:p text:style-name="P5"><text:span text:style-name="T1"/></text:p>
      <text:p text:style-name="P1">Staring at the window, wrapped in a blanket, I watched the birds hurriedly fly across the starry sky. It was a sign that fall was about to be knocking at our doors.</text:p>
      <text:p text:style-name="P5"><text:span text:style-name="T1"/></text:p>
      <text:p text:style-name="P1">Hot onion stew was sitting in a bowl on my table alongside some half-eaten slices of bread and crumbs. My stomach was full and now I was enjoying a glass of fine red wine, a gift from Eliath. </text:p>
      <text:p text:style-name="P5"><text:span text:style-name="T1"/></text:p>
      <text:p text:style-name="P5"><text:soft-page-break/><text:span text:style-name="T1">Sheep Pharm was becoming way too busy for me to handle it alone. I've managed to do all the work by myself till now, but lately, I've been doing overtime and leaving unfinished work. I need to hire someone to help me around the store. </text:span></text:p>
      <text:p text:style-name="P5"><text:span text:style-name="T1"/></text:p>
      <text:p text:style-name="P1">Sigh… should I go to sleep after this glass?</text:p>
      <text:p text:style-name="P5"><text:span text:style-name="T1"/></text:p>
      <text:p text:style-name="P1">The couch was becoming to feel too much soft and a nice place to stay seated at. Batting my heavy eyelids, the world started to tilt down.</text:p>
      <text:p text:style-name="P5"><text:span text:style-name="T1"/></text:p>
      <text:p text:style-name="P1">Knock, knock!</text:p>
      <text:p text:style-name="P5"><text:span text:style-name="T1"/></text:p>
      <text:p text:style-name="P1">I quickly rose up and opened my eyes wide. </text:p>
      <text:p text:style-name="P5"><text:span text:style-name="T1"/></text:p>
      <text:p text:style-name="P1">Where did that sound come from?</text:p>
      <text:p text:style-name="P5"><text:span text:style-name="T1"/></text:p>
      <text:p text:style-name="P1">I stood up to check the door, but my eyes found their target: a familiar silhouette at the window. </text:p>
      <text:p text:style-name="P5"><text:span text:style-name="T1"/></text:p>
      <text:p text:style-name="P1">What-</text:p>
      <text:p text:style-name="P5"><text:span text:style-name="T1"/></text:p>
      <text:p text:style-name="P1">I rushed and slided the window open. </text:p>
      <text:p text:style-name="P5"><text:span text:style-name="T1"/></text:p>
      <text:p text:style-name="P1">"Missed me?"</text:p>
      <text:p text:style-name="P5"><text:span text:style-name="T1"/></text:p>
      <text:p text:style-name="P1">"Camille?! What the-What are you doing here?!" </text:p>
      <text:p text:style-name="P5"><text:span text:style-name="T1"/></text:p>
      <text:p text:style-name="P1">"Shhhh." He brought his finger to my lips. "Don't raise your voice too much. You don't want to wake up your neighbors."</text:p>
      <text:p text:style-name="P5"><text:span text:style-name="T1"/></text:p>
      <text:p text:style-name="P1">"Huh- I don't even have neighbors!" I muttered, pulling his finger away from my mouth.</text:p>
      <text:p text:style-name="P5"><text:span text:style-name="T1"/></text:p>
      <text:p text:style-name="P1"><text:soft-page-break/>"Then why are you whispering?" A grin formed on his face. Knowing that I would retort, he cut me off before I could open my mouth. "Can I come in?" </text:p>
      <text:p text:style-name="P5"><text:span text:style-name="T1"/></text:p>
      <text:p text:style-name="P1">I nodded, brows furrowed. </text:p>
      <text:p text:style-name="P5"><text:span text:style-name="T1"/></text:p>
      <text:p text:style-name="P1">We sat down, me on the couch facing him, on the floor. I offered him a blanket and a glass of wine but was rejected. </text:p>
      <text:p text:style-name="P5"><text:span text:style-name="T1"/></text:p>
      <text:p text:style-name="P1">"How did you even remember where my house is?" I shot him a suspicious glare, eyes squinted. "You only came here once and we were drunk."</text:p>
      <text:p text:style-name="P5"><text:span text:style-name="T1"/></text:p>
      <text:p text:style-name="P1">"Didn't I tell you I have an awesome memory?" Another smile. Why is he so smiley? Did something happen? Why is he even here? </text:p>
      <text:p text:style-name="P5"><text:span text:style-name="T1"/></text:p>
      <text:p text:style-name="P1">"Why are you here?" I blurted out.</text:p>
      <text:p text:style-name="P5"><text:span text:style-name="T1"/></text:p>
      <text:p text:style-name="P1">"I feel like I'm in the middle of an interrogation."</text:p>
      <text:p text:style-name="P5"><text:span text:style-name="T1"/></text:p>
      <text:p text:style-name="P1">"You are."</text:p>
      <text:p text:style-name="P5"><text:span text:style-name="T1"/></text:p>
      <text:p text:style-name="P1">"...Um, didn't I tell you that I would come back? Or at least implied it?"</text:p>
      <text:p text:style-name="P5"><text:span text:style-name="T1"/></text:p>
      <text:p text:style-name="P1">"You did?"</text:p>
      <text:p text:style-name="P5"><text:span text:style-name="T1"/></text:p>
      <text:p text:style-name="P5"><text:span text:style-name="T1">"Oh…then perhaps I did not. But now it hurts a little because it feels like I'm the only one who missed you." His shoulders dropped and he averted his gaze, looking disappointed.</text:span></text:p>
      <text:p text:style-name="P5"><text:span text:style-name="T1"/></text:p>
      <text:p text:style-name="P1">"N-No! I, I just thought that you wouldn't actually come back! I'm sorry! I did miss you! A lot!" My hands trembled without knowing what to do.</text:p>
      <text:p text:style-name="P5"><text:span text:style-name="T1"/></text:p>
      <text:p text:style-name="P1">He chuckled and looked back at me. "I'm joking, don't apologize. You didn't need to miss me at all." </text:p>
      <text:p text:style-name="P5"><text:span text:style-name="T1"/></text:p>
      <text:p text:style-name="P1"><text:soft-page-break/>I didn't know what to say in response and decided to change the subject. For some reason he was avoiding my questions. Why is he here really? What business does he have, like, it's not like he came back just cuz he wanted to see me. He could come to my store, not my house, and so late. We didn't even spend a week together. It was, what, about 2 days? Did he fall in love with me in 2 days? For real? Oh well, but he's human so maybe it could be. They do fall in love fast.</text:p>
      <text:p text:style-name="P5"><text:span text:style-name="T1"/></text:p>
      <text:p text:style-name="P1">…Nah, nah. I'm becoming too overconfident. This situation is just weird, I can feel it in my fur.</text:p>
      <text:p text:style-name="P5"><text:span text:style-name="T1"/></text:p>
      <text:p text:style-name="P1">"...Y'know, Camille. I think that you need to clarify some things so let's get this straight: what's your real business with me?" I straightened my back and stared at him, asserting my presence with my mana. "And don't avoid my question or else I won't be open for negotiations."</text:p>
      <text:p text:style-name="P5"><text:span text:style-name="T1"/></text:p>
      <text:p text:style-name="P1">"Whoa, don't go smothering me with your mana." His demeanor changed, shooting me a glare. "...You're smart."</text:p>
      <text:p text:style-name="P5"><text:span text:style-name="T1"/></text:p>
      <text:p text:style-name="P1">"I'm experienced, it's different." </text:p>
      <text:p text:style-name="P5"><text:span text:style-name="T1"/></text:p>
      <text:p text:style-name="P1">"Well, you're right." He sighed, having his cover blown. "Initially, I didn't have any interest in you, but after the last time I came to your house, I realized you have something I want. I didn't see it, but its aura is strong enough. Even now I can feel it." </text:p>
      <text:p text:style-name="P5"><text:span text:style-name="T1"/></text:p>
      <text:p text:style-name="P5"><text:span text:style-name="T1">…This situation is even worse than I thought. Not only did he want to steal something from me, but he tricked me into thinking he was a nice guy. Bad luck. Should I just give it to him what he wants and let him go? It might be faster than getting myself into trouble and it's so late at night already. I have work tomorrow.</text:span></text:p>
      <text:p text:style-name="P5"><text:span text:style-name="T1"/></text:p>
      <text:p text:style-name="P1">"Yeah? You thought that maybe you could get me to sleep and steal it while I wasn't aware? Great plan." I scoffed, feeling the disappointment in the back of my heart. "What is it that you're after?" </text:p>
      <text:p text:style-name="P5"><text:span text:style-name="T1"/></text:p>
      <text:p text:style-name="P1">Silence took over the room. He seemed to be deciding if he should tell me or not.</text:p>
      <text:p text:style-name="P5"><text:span text:style-name="T1"/></text:p>
      <text:p text:style-name="P1">His mouth finally opened.</text:p>
      <text:p text:style-name="P5"><text:span text:style-name="T1"/></text:p>
      <text:p text:style-name="P1">"...Your greenhouse." </text:p>
      <text:p text:style-name="P5"><text:span text:style-name="T1"/></text:p>
      <text:p text:style-name="P1"><text:soft-page-break/>…</text:p>
      <text:p text:style-name="P5"><text:span text:style-name="T1"/></text:p>
      <text:p text:style-name="P1">Eh? </text:p>
      <text:p text:style-name="P5"><text:span text:style-name="T1"/></text:p>
      <text:p text:style-name="P1">My greenhouse…?</text:p>
      <text:p text:style-name="P5"><text:span text:style-name="T1"/></text:p>
      <text:p text:style-name="P1">"I, I don't understand…" My head tilted to the sides. I didn't know how to react..</text:p>
      <text:p text:style-name="P5"><text:span text:style-name="T1"/></text:p>
      <text:p text:style-name="P1">He burst into laughs.</text:p>
      <text:p text:style-name="P5"><text:span text:style-name="T1"/></text:p>
      <text:p text:style-name="P1">"Sorry, sorry…! Ah, my stomach!" He fell back on the floor, cackling.</text:p>
      <text:p text:style-name="P5"><text:span text:style-name="T1"/></text:p>
      <text:p text:style-name="P1">"What's so funny???"</text:p>
      <text:p text:style-name="P5"><text:span text:style-name="T1"/></text:p>
      <text:p text:style-name="P1">He calmed himself down and sat back up. "You, you really took this so seriously. But I'm not joking. I want your greenhouse for me. I noticed you have a big one in your backyard."</text:p>
      <text:p text:style-name="P5"><text:span text:style-name="T1"/></text:p>
      <text:p text:style-name="P1">I still don't understand.</text:p>
      <text:p text:style-name="P5"><text:span text:style-name="T1"/></text:p>
      <text:p text:style-name="P1">"Ok, you want my greenhouse, but. But why did you have to act like that and say all that stuff?! You looked evil! Or are you still tryna trick me into thinking you're a good guy and then steal whatever it is that you really want?!"</text:p>
      <text:p text:style-name="P5"><text:span text:style-name="T1"/></text:p>
      <text:p text:style-name="P1">"No, no. I promise you I don't have any bad intentions. I just thought that we looked like that story about that princess who met a thief one day and then he came on a flying carpet and asked her on a ride, and she just accepted, like what if he was a bad guy? And when you let me come inside, I thought that I wanted to play with you a little. But I'm not a bad guy!" He showed me his hands, as if I was the police.</text:p>
      <text:p text:style-name="P5"><text:span text:style-name="T1"/></text:p>
      <text:p text:style-name="P1">Was he talking about Allahhdin? </text:p>
      <text:p text:style-name="P5"><text:span text:style-name="T1"/></text:p>
      <text:p text:style-name="P1">"I'm way too tired to make sense out of everything you've just told me and what's happening." I sighed heavily and stood up. "If you're not nice, then just steal whatever you want and go away. I don't really have anything of importance to me. So I'll go to sleep right now. Good night."</text:p>
      <text:p text:style-name="P5"><text:soft-page-break/><text:span text:style-name="T1"/></text:p>
      <text:p text:style-name="P1">"Wait. I don't want to steal anything. Um, the reason I came here is because I… want a place to sleep, for…free?" He awkwardly smiled. </text:p>
      <text:p text:style-name="P5"><text:span text:style-name="T1"/></text:p>
      <text:p text:style-name="P1">"Oh. I guess it's indeed too cold for you to sleep inside a tent."</text:p>
      <text:p text:style-name="P5"><text:span text:style-name="T1"/></text:p>
      <text:p text:style-name="P1">A brilliant idea popped in my mind.</text:p>
      <text:p text:style-name="P5"><text:span text:style-name="T1"/></text:p>
      <text:p text:style-name="P5"><text:span text:style-name="T1">"Hey…I'll let you sleep here and have my greenhouse for yourself. That is, if you plan on staying here for more than just a few days."</text:span></text:p>
      <text:p text:style-name="P5"><text:span text:style-name="T1"/></text:p>
      <text:p text:style-name="P1">"I do. A month to be exact."</text:p>
      <text:p text:style-name="P5"><text:span text:style-name="T1"/></text:p>
      <text:p text:style-name="P1">"With a condition. You have to help me at the store for this whole month." </text:p>
      <text:p text:style-name="P5"><text:span text:style-name="T1"/></text:p>
      <text:p text:style-name="P1">"Deal." He gave me his hand.</text:p>
      <text:p text:style-name="P5"><text:span text:style-name="T1"/></text:p>
      <text:p text:style-name="P1">"You always give quick answers." I smiled, shaking back his hand.</text:p>
      <text:p text:style-name="P5"><text:span text:style-name="T1"/></text:p>
      <text:h text:style-name="P13" text:outline-level="1">14. New staff!</text:h>
      <text:p text:style-name="P5"><text:span text:style-name="T1"/></text:p>
      <text:p text:style-name="P1"><text:s/>Ding-ding! </text:p>
      <text:p text:style-name="P5"><text:span text:style-name="T1"/></text:p>
      <text:p text:style-name="P1">"Welcome!!!"</text:p>
      <text:p text:style-name="P5"><text:span text:style-name="T1"/></text:p>
      <text:p text:style-name="P1">Through the glass doors, Linnett walked in like a flash. </text:p>
      <text:p text:style-name="P5"><text:span text:style-name="T1"/></text:p>
      <text:p text:style-name="P1">"Whoa it's so big!!!" Her mouth opened and eyes sparkled while she spun around the store. </text:p>
      <text:p text:style-name="P5"><text:span text:style-name="T1"/></text:p>
      <text:p text:style-name="P1"><text:soft-page-break/>"You can't go off bolting away from me!" Now it was Pierce, chasing after the little girl, wheezing and gasping. He turned his head at me, his hands resting on his knees. "Sel, I'm done. I'm not fit for this parenting shit."</text:p>
      <text:p text:style-name="P5"><text:span text:style-name="T1"/></text:p>
      <text:p text:style-name="P1">"Asthmatic as always." </text:p>
      <text:p text:style-name="P5"><text:span text:style-name="T1"/></text:p>
      <text:p text:style-name="P1">"Shut up."</text:p>
      <text:p text:style-name="P5"><text:span text:style-name="T1"/></text:p>
      <text:p text:style-name="P1">"Oh?" I raised my eyebrows. "I guess someone doesn't want the new premium marigold flower seeds that I just got for free and was planning to throw away cuz I don't need it!!!" I turned my back, crossing my arms.</text:p>
      <text:p text:style-name="P5"><text:span text:style-name="T1"/></text:p>
      <text:p text:style-name="P1">"Wait, wait. I'm sorry. I want the seeds."</text:p>
      <text:p text:style-name="P5"><text:span text:style-name="T1"/></text:p>
      <text:p text:style-name="P1">"Great!" I turned around, handing him a paper package with a flower stamped on it. </text:p>
      <text:p text:style-name="P5"><text:span text:style-name="T1"/></text:p>
      <text:p text:style-name="P1">Pierce's hobby is growing flowers. He wants to become a florist, but he has to keep it a secret from his strict parents who want him to take over their farm. Because of that, Yenna lets him take care of the flowerbed around the tavern and I give him seeds.</text:p>
      <text:p text:style-name="P5"><text:span text:style-name="T1"/></text:p>
      <text:p text:style-name="P1">"Thanks. I heard you got yourself a new assistant-" </text:p>
      <text:p text:style-name="P5"><text:span text:style-name="T1"/></text:p>
      <text:p text:style-name="P1">"Yes, I did!" I slammed my hands on the counter. "CAMILLE! There's someone that wants to meet y-"</text:p>
      <text:p text:style-name="P5"><text:span text:style-name="T1"/></text:p>
      <text:p text:style-name="P1">"I don't. Send him back." He covered his face with his ears, clearly annoyed.</text:p>
      <text:p text:style-name="P5"><text:span text:style-name="T1"/></text:p>
      <text:p text:style-name="P1">"You called?" Camille appeared from behind me holding a clipboard, standing beside me at the counter. "A friend of yours…?" He stared Pierce with a questioning look, whose ears were still hiding his face.</text:p>
      <text:p text:style-name="P5"><text:span text:style-name="T1"/></text:p>
      <text:p text:style-name="P1">Camille shifted his gaze to Pierce's hands.</text:p>
      <text:p text:style-name="P5"><text:span text:style-name="T1"/></text:p>
      <text:p text:style-name="P1">"You like growing flowers too?"</text:p>
      <text:p text:style-name="P5"><text:span text:style-name="T1"/></text:p>
      <text:p text:style-name="P5"><text:soft-page-break/><text:span text:style-name="T1">His ears opened up like curtains, "...I do." </text:span></text:p>
      <text:p text:style-name="P5"><text:span text:style-name="T1"/></text:p>
      <text:p text:style-name="P1">"Marigolds are great at scaring off unwanted bugs. And they smell pleasantly." </text:p>
      <text:p text:style-name="P5"><text:span text:style-name="T1"/></text:p>
      <text:p text:style-name="P1">"Yeah, I was planning to plant them for this reason. I also like their golden orange color." Pierce's shyness was fading from his posture. </text:p>
      <text:p text:style-name="P5"><text:span text:style-name="T1"/></text:p>
      <text:p text:style-name="P1">"What about the orange cosmos?" Camille leaned in forward.</text:p>
      <text:p text:style-name="P5"><text:span text:style-name="T1"/></text:p>
      <text:p text:style-name="P1">"I like them too. Their petals look like mini sunsets."</text:p>
      <text:p text:style-name="P5"><text:span text:style-name="T1"/></text:p>
      <text:p text:style-name="P1">"Right?? Hey, by any chance, are you the one who takes care of the flowers by the entrance of the tavern across here?"</text:p>
      <text:p text:style-name="P5"><text:span text:style-name="T1"/></text:p>
      <text:p text:style-name="P1"><text:s/>Whoa, he figured all that pretty fast. </text:p>
      <text:p text:style-name="P5"><text:span text:style-name="T1"/></text:p>
      <text:p text:style-name="P1">Pierce nodded, cheeks red from embarrassment. "...I know it's not really a manly hobby."</text:p>
      <text:p text:style-name="P5"><text:span text:style-name="T1"/></text:p>
      <text:p text:style-name="P1">I shushed him. "Don't start with this bull! It's an amazing hobby and super manly!!" I pointed both my hands to Camille. "See?! Camille seems to like flowers just as much as you do!" </text:p>
      <text:p text:style-name="P5"><text:span text:style-name="T1"/></text:p>
      <text:p text:style-name="P1">Linnett tugged Pierce's sleeves. She was holding a basket case full of colorful sweets.</text:p>
      <text:p text:style-name="P5"><text:span text:style-name="T1"/></text:p>
      <text:p text:style-name="P1">"Buy me these, please."</text:p>
      <text:p text:style-name="P5"><text:span text:style-name="T1"/></text:p>
      <text:p text:style-name="P1">His eyelids dropped along with a sigh. "No. You already ate sweets this month. I'm not letting you eat anymore." </text:p>
      <text:p text:style-name="P5"><text:span text:style-name="T1"/></text:p>
      <text:p text:style-name="P1">She started tearing up, pouting her lips.</text:p>
      <text:p text:style-name="P5"><text:span text:style-name="T1"/></text:p>
      <text:p text:style-name="P1">"Don't. I won't fall for that. We're not making a scene here." He crouched and put Linnett over his shoulder "Bye guys, thanks for the seeds."</text:p>
      <text:p text:style-name="P5"><text:soft-page-break/><text:span text:style-name="T1"/></text:p>
      <text:p text:style-name="P1">They left.</text:p>
      <text:p text:style-name="P5"><text:span text:style-name="T1"/></text:p>
      <text:p text:style-name="P1">…Man, what a hurricane those two are.</text:p>
      <text:p text:style-name="P5"><text:span text:style-name="T1"/></text:p>
      <text:p text:style-name="P1">In front of me, there was the loaded basket of sweets. </text:p>
      <text:p text:style-name="P5"><text:span text:style-name="T1"/></text:p>
      <text:p text:style-name="P1">Ugh, I can't believe I'll have to replace everything. I exhaled, dropping my shoulders.</text:p>
      <text:p text:style-name="P5"><text:span text:style-name="T1"/></text:p>
      <text:p text:style-name="P1">I felt my shoulder being poked. </text:p>
      <text:p text:style-name="P5"><text:span text:style-name="T1"/></text:p>
      <text:p text:style-name="P1">"Um, I think there might be some kind of discrepancy here…" Flipping through the pages on the clipboard, he circled some spots with a pencil, forehead creased. "The quantities of dressings that come in don't match with the ones in the shelves. Do you think you might have a thief?"</text:p>
      <text:p text:style-name="P5"><text:span text:style-name="T1"/></text:p>
      <text:p text:style-name="P1">Impressive. I only asked him to count the products and he caught that. </text:p>
      <text:p text:style-name="P5"><text:span text:style-name="T1"/></text:p>
      <text:p text:style-name="P1">"Oh! I might be the thief here!" I showed up my hands. "Don't worry! I usually donate some of my products to small schools nearby. Y'know how kids are constantly getting themselves hurt."</text:p>
      <text:p text:style-name="P5"><text:span text:style-name="T1"/></text:p>
      <text:p text:style-name="P1">His eyes went round. "You're really kind." </text:p>
      <text:p text:style-name="P5"><text:span text:style-name="T1"/></text:p>
      <text:p text:style-name="P5"><text:span text:style-name="T1">"You think? I'm just doing the best I can with what I have." I giggled, a little embarrassed. "Sometimes, I like to drop by there and help the kids with homework. I might not look like it but I'm pretty book smart! Just not grammar, please."</text:span></text:p>
      <text:p text:style-name="P5"><text:span text:style-name="T1"/></text:p>
      <text:p text:style-name="P1">"...I want to go there too." Our eyes met.</text:p>
      <text:p text:style-name="P5"><text:span text:style-name="T1"/></text:p>
      <text:p text:style-name="P1">"Sure! We can go there sometime!" I clapped my hands together, smiling.</text:p>
      <text:p text:style-name="P5"><text:span text:style-name="T1"/></text:p>
      <text:p text:style-name="P1">…</text:p>
      <text:p text:style-name="P5"><text:soft-page-break/><text:span text:style-name="T1"/></text:p>
      <text:p text:style-name="P1">"Here, have a free toothbrush!" I gave the little girl a mini toothbrush with a green handle.</text:p>
      <text:p text:style-name="P5"><text:span text:style-name="T1"/></text:p>
      <text:p text:style-name="P1">She thanked me and smiled, running after her father outside the store. Daddy look at what the Lady Sheep gave me!</text:p>
      <text:p text:style-name="P5"><text:span text:style-name="T1"/></text:p>
      <text:p text:style-name="P1">Why do people always mistake me for a sheep? I know it's in the name of my shop, but I'm obviously a goat?</text:p>
      <text:p text:style-name="P5"><text:span text:style-name="T1"/></text:p>
      <text:p text:style-name="P1">Camille leaned in closer to me and asked: </text:p>
      <text:p text:style-name="P5"><text:span text:style-name="T1"/></text:p>
      <text:p text:style-name="P1">"Don't you think you give away too much free stuff? This is bad business."</text:p>
      <text:p text:style-name="P5"><text:span text:style-name="T1"/></text:p>
      <text:p text:style-name="P1"><text:s/>I flinched at having his voice so near my ear. </text:p>
      <text:p text:style-name="P5"><text:span text:style-name="T1"/></text:p>
      <text:p text:style-name="P1">"Aww, but I like seeing people happy. Especially children." I frowned, pouting my lips.</text:p>
      <text:p text:style-name="P5"><text:span text:style-name="T1"/></text:p>
      <text:p text:style-name="P1">"Yeah, but you're not a charity centre or a circus." His forehead creased. "I understand you like making others happy, but it's too much-" </text:p>
      <text:p text:style-name="P5"><text:span text:style-name="T1"/></text:p>
      <text:p text:style-name="P1">"It's not-"</text:p>
      <text:p text:style-name="P5"><text:span text:style-name="T1"/></text:p>
      <text:p text:style-name="P1">"It is. Just today you made this box of throat drops disappear all for free. Look." He shook the paper box, showing me it was empty. "And yesterday it was the unicorn band aid packages. Last week was the erasers. All gone."</text:p>
      <text:p text:style-name="P5"><text:span text:style-name="T1"/></text:p>
      <text:p text:style-name="P1">He is right. But I still didn't like it. </text:p>
      <text:p text:style-name="P5"><text:span text:style-name="T1"/></text:p>
      <text:p text:style-name="P1">"Look. You have a store to maintain." He pulled up the stock clipboard from the drawer. He did some math in a corner of the paper and showed me. "If you keep doing this, you'll end the year stepping in the red. I'm not telling you to stop, but hold back a little please."</text:p>
      <text:p text:style-name="P5"><text:span text:style-name="T1"/></text:p>
      <text:p text:style-name="P1">Did I just find myself a financial advisor?</text:p>
      <text:p text:style-name="P5"><text:span text:style-name="T1"/></text:p>
      <text:p text:style-name="P1"><text:soft-page-break/>I took the clipboard to examine his scribbles, but my sight couldn't focus for the life of me. Squinting my eyes and distancing the clipboard away from me also didn't work. Still struggling, I began searching for my glasses inside the drawer. </text:p>
      <text:p text:style-name="P5"><text:span text:style-name="T1"/></text:p>
      <text:p text:style-name="P1">Found it. </text:p>
      <text:p text:style-name="P5"><text:span text:style-name="T1"/></text:p>
      <text:p text:style-name="P1">Awesome! Now I can see his scribbles are actual calculations!</text:p>
      <text:p text:style-name="P5"><text:span text:style-name="T1"/></text:p>
      <text:p text:style-name="P1">"You use glasses?"</text:p>
      <text:p text:style-name="P5"><text:span text:style-name="T1"/></text:p>
      <text:p text:style-name="P1">"Yep, for reading. I have presbyopia."</text:p>
      <text:p text:style-name="P5"><text:span text:style-name="T1"/></text:p>
      <text:p text:style-name="P5"><text:span text:style-name="T1">Examining the numbers he wrote, I could see he has a valid point. Although I'm aware that I give too much free stuff for children, indeed, I should try holding myself back more.</text:span></text:p>
      <text:p text:style-name="P5"><text:span text:style-name="T1"/></text:p>
      <text:p text:style-name="P1">Yeah, I would be near the red by the end of the year…</text:p>
      <text:p text:style-name="P5"><text:span text:style-name="T1"/></text:p>
      <text:p text:style-name="P1">Amazing, I really want to hire him! </text:p>
      <text:p text:style-name="P5"><text:span text:style-name="T1"/></text:p>
      <text:p text:style-name="P1">I couldn't contain my excitement and ended up forming a grin on my face.</text:p>
      <text:p text:style-name="P5"><text:span text:style-name="T1"/></text:p>
      <text:p text:style-name="P1">"Seleni?"</text:p>
      <text:p text:style-name="P5"><text:span text:style-name="T1"/></text:p>
      <text:p text:style-name="P1">"Won't you consider working here permanently??? You're great at stocktaking! And you're also worried about me!! That's so sweet!!!" I give him a hug.</text:p>
      <text:p text:style-name="P5"><text:span text:style-name="T1"/></text:p>
      <text:p text:style-name="P1">"Um, thanks but aren't you the one who told me I should enjoy my remaining 45 years or so?"</text:p>
      <text:p text:style-name="P5"><text:span text:style-name="T1"/></text:p>
      <text:p text:style-name="P1">"Forget it! I mean- You're right, I did say that." My shoulders dropped for a moment as I pulled away from the hug, but I quickly pumped myself up. "Well then! I just have to make good use of you while you're here!" </text:p>
      <text:p text:style-name="P5"><text:span text:style-name="T1"/></text:p>
      <text:p text:style-name="P1"><text:soft-page-break/>"It's amazing how I can see sparkles coming out of you…" He took the clipboard from my hands and put it back in the drawer. </text:p>
      <text:p text:style-name="P5"><text:span text:style-name="T1"/></text:p>
      <text:p text:style-name="P1">"For real?! That's so cool!!! Does it mean I'm sparkly in your eyes?!" I leaned in closer to him, hands clasped.</text:p>
      <text:p text:style-name="P5"><text:span text:style-name="T1"/></text:p>
      <text:p text:style-name="P1">"Yeah. You're sparkly to me." He shot me a soft smile, both eyebrows raised.</text:p>
      <text:p text:style-name="P5"><text:span text:style-name="T1"/></text:p>
      <text:p text:style-name="P1">I'm sparkly! Hihi!</text:p>
      <text:h text:style-name="P13" text:outline-level="1">15. Chicken sandwich</text:h>
      <text:p text:style-name="P5"><text:span text:style-name="T1"/></text:p>
      <text:p text:style-name="P1">It's been two weeks since he's been working here and sleeping at my house. So far it's been pretty normal, despite me being still nervous of having him around my house. By nervous, I mean he makes me all hot and bothered, but I have self-control as long as I'm not drunk. These days I've been restraining myself to two glasses of wine a day. </text:p>
      <text:p text:style-name="P5"><text:span text:style-name="T1"/></text:p>
      <text:p text:style-name="P1">Fun fact! We Satyrs are prohibited from getting driver's licenses. They're never fully sober. If they are, they ain't feeling alright.</text:p>
      <text:p text:style-name="P5"><text:span text:style-name="T1"/></text:p>
      <text:p text:style-name="P1">He's a very diligent human and makes himself helpful around the house. My place used to look quite lifeless and empty cuz I only use it to sleep, but after he moved in, it has become more lively. I usually eat outside, but now we've been cooking dinner (he told me I waste too much). My fridge is more colorful and he also resurrected my greenhouse. He pruned everything and has been visiting it every day. I discovered his hobby is gardening, but because he's a nomad, it's practically impossible for him to maintain it so he's happy he's able to do it while staying with me. Also, his familiar is having a great time staying with my village's horses.</text:p>
      <text:p text:style-name="P5"><text:span text:style-name="T1"/></text:p>
      <text:p text:style-name="P1">In two weeks, he's turned my lifestyle upside down. We go home early, we do groceries, we eat at home and I sleep more. Mondays have been less tiring cuz he helps keep people organized and mediate conflicts. </text:p>
      <text:p text:style-name="P5"><text:span text:style-name="T1"/></text:p>
      <text:p text:style-name="P1">The only thing is, we haven't had sex yet. </text:p>
      <text:p text:style-name="P5"><text:span text:style-name="T1"/></text:p>
      <text:p text:style-name="P1">What the fuck am I thinking.</text:p>
      <text:p text:style-name="P5"><text:span text:style-name="T1"/></text:p>
      <text:p text:style-name="P1">No, but his big ches- No. I should behave myself. Yes. </text:p>
      <text:p text:style-name="P5"><text:soft-page-break/><text:span text:style-name="T1"/></text:p>
      <text:p text:style-name="P1">I slapped both my cheeks to scare my indecent thoughts away.</text:p>
      <text:p text:style-name="P5"><text:span text:style-name="T1"/></text:p>
      <text:p text:style-name="P5"><text:span text:style-name="T1">We're not lovers. We're not fuck partners. We're not friends. We are employer and employee. I'm doing him a favor and that's it.</text:span></text:p>
      <text:p text:style-name="P5"><text:span text:style-name="T1"/></text:p>
      <text:p text:style-name="P1">I asked Camille to take over the counter so I could go out to buy us lunch. </text:p>
      <text:p text:style-name="P5"><text:span text:style-name="T1"/></text:p>
      <text:p text:style-name="P1">"I'm going to Camellia to buy lunch. What do you want?"</text:p>
      <text:p text:style-name="P5"><text:span text:style-name="T1"/></text:p>
      <text:p text:style-name="P1">He paused for a while, indecisive.</text:p>
      <text:p text:style-name="P5"><text:span text:style-name="T1"/></text:p>
      <text:p text:style-name="P1">"Chicken sandwich."</text:p>
      <text:p text:style-name="P5"><text:span text:style-name="T1"/></text:p>
      <text:p text:style-name="P1">"Hah! I knew you liked it too!" </text:p>
      <text:p text:style-name="P5"><text:span text:style-name="T1"/></text:p>
      <text:p text:style-name="P1">Last time he refused to believe that the chicken sandwich was tastier than the egg one, but after he had a bite of mine he had to eat his words. </text:p>
      <text:p text:style-name="P5"><text:span text:style-name="T1"/></text:p>
      <text:p text:style-name="P1">"Yeah, yeah." He shooed me away with his hand, letting out a snicker.</text:p>
      <text:p text:style-name="P5"><text:span text:style-name="T1"/></text:p>
      <text:p text:style-name="P1">…</text:p>
      <text:p text:style-name="P5"><text:span text:style-name="T1"/></text:p>
      <text:p text:style-name="P1">"Hello, Camellia!!!" I walked in and gave her a peck on the cheeks. "What do we have here today?"</text:p>
      <text:p text:style-name="P5"><text:span text:style-name="T1"/></text:p>
      <text:p text:style-name="P1">I looked at the glass counter and drooled at the sight of cakes and pastries. </text:p>
      <text:p text:style-name="P5"><text:span text:style-name="T1"/></text:p>
      <text:p text:style-name="P1">"You're right on time! These came out of the oven half an hour ago!" </text:p>
      <text:p text:style-name="P5"><text:span text:style-name="T1"/></text:p>
      <text:p text:style-name="P5"><text:span text:style-name="T1">She showed me a tray full of madeleines with icing sugar on top. </text:span></text:p>
      <text:p text:style-name="P5"><text:span text:style-name="T1"/></text:p>
      <text:p text:style-name="P1"><text:soft-page-break/>"They look so yummy!!! Uh, I'll take six! Oh! I also want two chicken sands!" I placed the bills in her money tray. </text:p>
      <text:p text:style-name="P5"><text:span text:style-name="T1"/></text:p>
      <text:p text:style-name="P1">She giggled. "Did your new assistant like the chicken sandwich?" </text:p>
      <text:p text:style-name="P5"><text:span text:style-name="T1"/></text:p>
      <text:p text:style-name="P1">"Yeah! I told him it's way tastier! I love the egg one too, but chicken is superior." I snorted, proud.</text:p>
      <text:p text:style-name="P5"><text:span text:style-name="T1"/></text:p>
      <text:p text:style-name="P1">"...Have you taken a bite of him yet?" She narrowed her eyes.</text:p>
      <text:p text:style-name="P5"><text:span text:style-name="T1"/></text:p>
      <text:p text:style-name="P1">"What! Of course not! What kind of person do you think I am?" My cheeks flushed as I put both hands on my hips.</text:p>
      <text:p text:style-name="P5"><text:span text:style-name="T1"/></text:p>
      <text:p text:style-name="P1">"It's exactly because I know you, dear" Camellia crossed her hands, grinning.</text:p>
      <text:p text:style-name="P5"><text:span text:style-name="T1"/></text:p>
      <text:p text:style-name="P1">I pursed my lips and looked down. "...I do want to just get on top of him sometimes, but y'know, I kinda don't want him to think I'm a slut…" </text:p>
      <text:p text:style-name="P5"><text:span text:style-name="T1"/></text:p>
      <text:p text:style-name="P1">"Oh Seleni, you still let such thoughts cloud your head. Hey, cheer up, ok? He's just a human and you're our town's celebrity. Take care of yourself." She shoved a paper bag on me, smiling. "Here. Take these sandwiches and stuff yourself and make sure you have another happy day like you always do."</text:p>
      <text:p text:style-name="P5"><text:span text:style-name="T1"/></text:p>
      <text:p text:style-name="P1">I thanked her on my way out and waved goodbye with the paper bag.</text:p>
      <text:p text:style-name="P5"><text:span text:style-name="T1"/></text:p>
      <text:p text:style-name="P1">Camellia is right. I should just do what I want and smile! At this point in my life it's no use mulling over things too much. </text:p>
      <text:p text:style-name="P5"><text:span text:style-name="T1"/></text:p>
      <text:p text:style-name="P1">Ding-ding!</text:p>
      <text:p text:style-name="P5"><text:span text:style-name="T1"/></text:p>
      <text:p text:style-name="P1">I passed through the doors and found Camille attending a female customer. </text:p>
      <text:p text:style-name="P5"><text:span text:style-name="T1"/></text:p>
      <text:p text:style-name="P1">"Where's Ms. Seleni?" She asked, holding her groceries.</text:p>
      <text:p text:style-name="P5"><text:span text:style-name="T1"/></text:p>
      <text:p text:style-name="P1">Camille, who noticed my arrival, pointed at me. "There she is."</text:p>
      <text:p text:style-name="P5"><text:soft-page-break/><text:span text:style-name="T1"/></text:p>
      <text:p text:style-name="P1">"Good afternoon!" I smiled at her. </text:p>
      <text:p text:style-name="P5"><text:span text:style-name="T1"/></text:p>
      <text:p text:style-name="P1">She greeted me and whispered in my ears: Ms. Seleni, your assistant is super hot! </text:p>
      <text:p text:style-name="P5"><text:span text:style-name="T1"/></text:p>
      <text:p text:style-name="P1">My eyes went round. "Right!? I think so too!" </text:p>
      <text:p text:style-name="P5"><text:span text:style-name="T1"/></text:p>
      <text:p text:style-name="P1">She laughed at my reaction and said goodbye. </text:p>
      <text:p text:style-name="P5"><text:span text:style-name="T1"/></text:p>
      <text:p text:style-name="P1">"Thanks for coming!" </text:p>
      <text:p text:style-name="P5"><text:span text:style-name="T1"/></text:p>
      <text:p text:style-name="P1">I turned around to face Camille and shook the paper bag in my hand. "I bought our lunch! Let's eat!"</text:p>
      <text:p text:style-name="P5"><text:span text:style-name="T1"/></text:p>
      <text:p text:style-name="P1">He looked inside the bag and his eyes lit up. "Madeleines?" </text:p>
      <text:p text:style-name="P5"><text:span text:style-name="T1"/></text:p>
      <text:p text:style-name="P1">I nodded intensely. "You like them, don't you? You named your familiar after it."</text:p>
      <text:p text:style-name="P5"><text:span text:style-name="T1"/></text:p>
      <text:p text:style-name="P1">"I do." He smiled, taking the sandwich and unwrapping it. "Hey, what did that customer say to you?"</text:p>
      <text:p text:style-name="P5"><text:span text:style-name="T1"/></text:p>
      <text:p text:style-name="P1">"She told me *chew* that you're *chew* hot." I answer him, munching on my sandwich. </text:p>
      <text:p text:style-name="P5"><text:span text:style-name="T1"/></text:p>
      <text:p text:style-name="P1">"You agreed to it so eagerly." He lets out a laugh, biting into his sand. </text:p>
      <text:p text:style-name="P5"><text:span text:style-name="T1"/></text:p>
      <text:p text:style-name="P1">"Well, *munch* it's the truth."</text:p>
      <text:p text:style-name="P5"><text:span text:style-name="T1"/></text:p>
      <text:p text:style-name="P1">"*chew* It makes me much happier *munch* to be called hot by you though." <text:s/></text:p>
      <text:p text:style-name="P5"><text:span text:style-name="T1"/></text:p>
      <text:p text:style-name="P1">"*COUGH* *COUGH* For real?!" I put my hand on the counter for support and lean closer, facing him. "*COUGH*"</text:p>
      <text:p text:style-name="P5"><text:span text:style-name="T1"/></text:p>
      <text:p text:style-name="P1">"Are you ok?" Laughing, he hits my back a few times.</text:p>
      <text:p text:style-name="P5"><text:soft-page-break/><text:span text:style-name="T1"/></text:p>
      <text:p text:style-name="P1">"Do you like being called hot by me?!" I stare intensely at him.</text:p>
      <text:p text:style-name="P5"><text:span text:style-name="T1"/></text:p>
      <text:p text:style-name="P1">"I do." He patted my shoulder and looked at me. "You're sparkling again."</text:p>
      <text:p text:style-name="P5"><text:span text:style-name="T1"/></text:p>
      <text:p text:style-name="P1">I'm preheating?!!</text:p>
      <text:p text:style-name="P5"><text:span text:style-name="T1"/></text:p>
      <text:p text:style-name="P1">Our eyes locked and silence filled the air, both our sandwiches half eaten on the counter. </text:p>
      <text:p text:style-name="P5"><text:span text:style-name="T1"/></text:p>
      <text:p text:style-name="P1">What is going on????!!!!</text:p>
      <text:p text:style-name="P5"><text:span text:style-name="T1"/></text:p>
      <text:p text:style-name="P1">Should I kiss him? </text:p>
      <text:p text:style-name="P5"><text:span text:style-name="T1"/></text:p>
      <text:p text:style-name="P5"><text:span text:style-name="T1">Yes? No? </text:span></text:p>
      <text:p text:style-name="P5"><text:span text:style-name="T1"/></text:p>
      <text:p text:style-name="P1">Yes? No?</text:p>
      <text:p text:style-name="P5"><text:span text:style-name="T1"/></text:p>
      <text:p text:style-name="P1">Ding-ding! Time's up!!!!!</text:p>
      <text:p text:style-name="P5"><text:span text:style-name="T1"/></text:p>
      <text:p text:style-name="P1">We were interrupted by the door bell.</text:p>
      <text:p text:style-name="P5"><text:span text:style-name="T1"/></text:p>
      <text:p text:style-name="P1">I quickly turned around. "Welcome!" </text:p>
      <text:p text:style-name="P5"><text:span text:style-name="T1"/></text:p>
      <text:p text:style-name="P1">A couple of middle school students came in not noticing the mood between me and Camille. Thank Goat, they were distracted talking and laughing between them.</text:p>
      <text:p text:style-name="P5"><text:span text:style-name="T1"/></text:p>
      <text:p text:style-name="P1">Shoving the rest of the sandwich in my mouth, I told Camille to take a break in the back room and change places with me. </text:p>
      <text:p text:style-name="P5"><text:span text:style-name="T1"/></text:p>
      <text:p text:style-name="P1">Goody Goat!!! </text:p>
      <text:p text:style-name="P5"><text:span text:style-name="T1"/></text:p>
      <text:p text:style-name="P1"><text:soft-page-break/>I felt my cheeks heating up while my mouth was still filled with chicken pieces and lettuce. </text:p>
      <text:p text:style-name="P5"><text:span text:style-name="T1"/></text:p>
      <text:p text:style-name="P1">Should I be glad that we were interrupted?! Or disappointed that maybe we could've kissed?! I don't know what to feel!!! </text:p>
      <text:p text:style-name="P5"><text:span text:style-name="T1"/></text:p>
      <text:p text:style-name="P5"><text:span text:style-name="T1"/></text:p>
      <text:h text:style-name="P13" text:outline-level="1">16. Teacher, I have a question!</text:h>
      <text:p text:style-name="P5"><text:span text:style-name="T1"/></text:p>
      <text:p text:style-name="P5"><text:span text:style-name="T1">"Ms. Seleni!!!" A kid came running in my direction and jumped on me. </text:span></text:p>
      <text:p text:style-name="P5"><text:span text:style-name="T1"/></text:p>
      <text:p text:style-name="P1">"Whoa! Hey there, little miss!!" I caught her and swung us around. </text:p>
      <text:p text:style-name="P5"><text:span text:style-name="T1"/></text:p>
      <text:p text:style-name="P1">As planned, today (a Tuesday and my weekend!) I brought Camille with me to visit our town's Elementary School. Camille was kinda shy around the children who were all climbing on him and jumping around.</text:p>
      <text:p text:style-name="P5"><text:span text:style-name="T1"/></text:p>
      <text:p text:style-name="P1">"Will you teach us how to sing today?!" The girl's face was shining in hope. </text:p>
      <text:p text:style-name="P5"><text:span text:style-name="T1"/></text:p>
      <text:p text:style-name="P1">"Sure!!!" </text:p>
      <text:p text:style-name="P5"><text:span text:style-name="T1"/></text:p>
      <text:p text:style-name="P1">"It's no use teaching her to sing. She will always suck no matter what." A blond puppy boy from her class approached us. I think his name is Rick, but everyone calls him Woofles.</text:p>
      <text:p text:style-name="P5"><text:span text:style-name="T1"/></text:p>
      <text:p text:style-name="P1">Isn't this meanie her crush?! </text:p>
      <text:p text:style-name="P5"><text:span text:style-name="T1"/></text:p>
      <text:p text:style-name="P1">"You're so mean!!! I hate you!!!" She hugged me super tight and started crying. </text:p>
      <text:p text:style-name="P5"><text:span text:style-name="T1"/></text:p>
      <text:p text:style-name="P1">Poor girl, her first heartbreak and so young!</text:p>
      <text:p text:style-name="P5"><text:span text:style-name="T1"/></text:p>
      <text:p text:style-name="P1">Before I could interfere, Camille crouched down next to the boy and spoke:</text:p>
      <text:p text:style-name="P1"><text:s/></text:p>
      <text:p text:style-name="P1"><text:soft-page-break/>"Hey, buddy. You shouldn't say such bad words about your friend for no reason at all. It hurts them, you know? You made her cry." </text:p>
      <text:p text:style-name="P5"><text:span text:style-name="T1"/></text:p>
      <text:p text:style-name="P1">"I, I didn't want to make her cry." Woofles was holding back his tears, tightening his grip on his shirt.</text:p>
      <text:p text:style-name="P5"><text:span text:style-name="T1"/></text:p>
      <text:p text:style-name="P5"><text:span text:style-name="T1">"...I see. You like her, right? And you wanted her attention to yourself, right?"</text:span></text:p>
      <text:p text:style-name="P5"><text:span text:style-name="T1"/></text:p>
      <text:p text:style-name="P1">The lil guy nodded, squinting his face trying his best not to cry.</text:p>
      <text:p text:style-name="P5"><text:span text:style-name="T1"/></text:p>
      <text:p text:style-name="P1">What, is that how he acts with his crush??? </text:p>
      <text:p text:style-name="P5"><text:span text:style-name="T1"/></text:p>
      <text:p text:style-name="P1">"Then go and say sorry to her. I'm sure she will forgive you if you tell her why you acted that way." Camille patted the puppy boy and gave him a push. "Now go." <text:s/></text:p>
      <text:p text:style-name="P5"><text:span text:style-name="T1"/></text:p>
      <text:p text:style-name="P1">He approached us, embarrassed and trembling. Looking down, he must have been gathering up courage and pumping himself up.</text:p>
      <text:p text:style-name="P5"><text:span text:style-name="T1"/></text:p>
      <text:p text:style-name="P1">"Julie!" He screamed with a wobbly voice. "I'm sorry!"</text:p>
      <text:p text:style-name="P5"><text:span text:style-name="T1"/></text:p>
      <text:p text:style-name="P1">The girl turned around with puffy red eyes. "...You are?" </text:p>
      <text:p text:style-name="P5"><text:span text:style-name="T1"/></text:p>
      <text:p text:style-name="P1">"...I was jealous that you chose Ms. Seleni over me. When she arrived, you left me and ran to her, so I was mean to you. Sorry." </text:p>
      <text:p text:style-name="P1"><text:s/></text:p>
      <text:p text:style-name="P1">She let me go and held his tiny paws. </text:p>
      <text:p text:style-name="P5"><text:span text:style-name="T1"/></text:p>
      <text:p text:style-name="P1">"...Woofles, I forgive you. I'll play with you again." </text:p>
      <text:p text:style-name="P5"><text:span text:style-name="T1"/></text:p>
      <text:p text:style-name="P1">Awwwww man!!! I'm so happy for these two!!! They're such cute kids!!! I almost teared up here!</text:p>
      <text:p text:style-name="P5"><text:span text:style-name="T1"/></text:p>
      <text:p text:style-name="P1">I stood up from the ground and rushed to Camille, grabbing his shoulders in excitement. </text:p>
      <text:p text:style-name="P5"><text:soft-page-break/><text:span text:style-name="T1"/></text:p>
      <text:p text:style-name="P5"><text:span text:style-name="T1">"That was amazing!!! How did you know Woofles liked her too!? I was all ready to make him apologize and beg for her forgiveness on his knees!" </text:span></text:p>
      <text:p text:style-name="P5"><text:span text:style-name="T1"/></text:p>
      <text:p text:style-name="P1">"I guessed it was the case because of how annoyed he looked at both of you, but then was hurt when she told him I hate you!" </text:p>
      <text:p text:style-name="P5"><text:span text:style-name="T1"/></text:p>
      <text:p text:style-name="P1">It does make sense! </text:p>
      <text:p text:style-name="P5"><text:span text:style-name="T1"/></text:p>
      <text:p text:style-name="P1">"You're actually good with kids?!"</text:p>
      <text:p text:style-name="P5"><text:span text:style-name="T1"/></text:p>
      <text:p text:style-name="P1">"No, no. I can't handle them if my life depended on it."</text:p>
      <text:p text:style-name="P5"><text:span text:style-name="T1"/></text:p>
      <text:p text:style-name="P1">We headed inside the school and I gave him a quick tour inside the halls. He was amazed by how large it was and we dropped by some classrooms to say hello. I took him to my favorite place, the canteen cuz the food is so colorful and delicious! We talked to some teachers we stumbled around too and Camille even took his time talking to the History teacher about how they didn't agree on how some book was written and that some show didn't do justice to whatever other book they were talking about.</text:p>
      <text:p text:style-name="P5"><text:span text:style-name="T1"/></text:p>
      <text:p text:style-name="P1">We ended our tour at the library where some students were discussing an Arts project. </text:p>
      <text:p text:style-name="P5"><text:span text:style-name="T1"/></text:p>
      <text:p text:style-name="P1">"Need help with anything?" I approached them and sat on the edge of their table.</text:p>
      <text:p text:style-name="P5"><text:span text:style-name="T1"/></text:p>
      <text:p text:style-name="P1">"Ms. Seleni, good afternoon!" Their faces brightened up. "We were looking for someone who could play some kinda instrument to interview! Don't you play the flute?"</text:p>
      <text:p text:style-name="P5"><text:span text:style-name="T1"/></text:p>
      <text:p text:style-name="P1">"I'm a disgrace to flute players though!" I laughed awkwardly. </text:p>
      <text:p text:style-name="P5"><text:span text:style-name="T1"/></text:p>
      <text:p text:style-name="P5"><text:span text:style-name="T1">I don't play the flute. I can only play half of Twinkle Twinkle Star and it makes people's ears bleed. Whoever told them I could play it well must be deaf. </text:span></text:p>
      <text:p text:style-name="P5"><text:span text:style-name="T1"/></text:p>
      <text:p text:style-name="P1">"Don't worry, you just have to answer some questions!"</text:p>
      <text:p text:style-name="P5"><text:soft-page-break/><text:span text:style-name="T1"/></text:p>
      <text:p text:style-name="P1">I answered their interview and ended up giving them a short lesson of how Math and Music were best friends to distract them from the possible question Could you play us something short? I wouldn't be able to say no and everyone would become partially deaf today.</text:p>
      <text:p text:style-name="P1"><text:s/></text:p>
      <text:p text:style-name="P1">Camille sat on the floor, watching us while he skimmed through their textbooks, impressed by their curriculum.</text:p>
      <text:p text:style-name="P5"><text:span text:style-name="T1"/></text:p>
      <text:p text:style-name="P1">On our way back from the school, we decided to stroll around the town square. </text:p>
      <text:p text:style-name="P5"><text:span text:style-name="T1"/></text:p>
      <text:p text:style-name="P1">It was kinda chilly since the sun had set earlier today. The wind was brushing against the leaves and the birds seemed to be asleep already. One by one, the streetlights were turning on, brightening our way ahead. </text:p>
      <text:p text:style-name="P5"><text:span text:style-name="T1"/></text:p>
      <text:p text:style-name="P1">"*A-CHOO*" </text:p>
      <text:p text:style-name="P5"><text:span text:style-name="T1"/></text:p>
      <text:p text:style-name="P1">Man, if I knew it was gonna get cold I would've brought a coat. </text:p>
      <text:p text:style-name="P5"><text:span text:style-name="T1"/></text:p>
      <text:p text:style-name="P1">"It must be cold for you, right? We should head back home for today. Let me warm you up for the time being." He wrapped his hand around my arms and pulled me closer to his body. </text:p>
      <text:p text:style-name="P5"><text:span text:style-name="T1"/></text:p>
      <text:p text:style-name="P1">I'm burning up! I'm burning up! </text:p>
      <text:p text:style-name="P5"><text:span text:style-name="T1"/></text:p>
      <text:p text:style-name="P1">I got stiff, but loosened up after realizing it didn't seem like a big deal to him.</text:p>
      <text:p text:style-name="P5"><text:span text:style-name="T1"/></text:p>
      <text:p text:style-name="P1">"Hey, Seleni…" He stopped moving his legs. </text:p>
      <text:p text:style-name="P5"><text:span text:style-name="T1"/></text:p>
      <text:p text:style-name="P1">"Hm?" </text:p>
      <text:p text:style-name="P5"><text:span text:style-name="T1"/></text:p>
      <text:p text:style-name="P1">"Are you seeing what I'm seeing?" </text:p>
      <text:p text:style-name="P5"><text:span text:style-name="T1"/></text:p>
      <text:p text:style-name="P1">Camille pointed his finger to a spot farther away from us. On the grass, there was something covered by a white blanket. Someone? Or a corpse…?</text:p>
      <text:p text:style-name="P5"><text:soft-page-break/><text:span text:style-name="T1"/></text:p>
      <text:p text:style-name="P1">"I hope it's alive. It looks like a ghost" I held his arm. </text:p>
      <text:p text:style-name="P5"><text:span text:style-name="T1"/></text:p>
      <text:p text:style-name="P1">Suddenly, the thing sat up and noticed our presence…it started waving?</text:p>
      <text:p text:style-name="P5"><text:span text:style-name="T1"/></text:p>
      <text:p text:style-name="P1">"Why is it waving at us??!" I shook Camille, shivering. </text:p>
      <text:p text:style-name="P5"><text:span text:style-name="T1"/></text:p>
      <text:p text:style-name="P1">"I, I don't know?!"</text:p>
      <text:p text:style-name="P5"><text:span text:style-name="T1"/></text:p>
      <text:p text:style-name="P1">The corpse was wearing all white. Golden hair and their face was covered by a blindfold- Wait. </text:p>
      <text:p text:style-name="P5"><text:span text:style-name="T1"/></text:p>
      <text:p text:style-name="P1">"Um, I've realized I might know who that person is…" I stopped shaking him. </text:p>
      <text:p text:style-name="P5"><text:span text:style-name="T1"/></text:p>
      <text:p text:style-name="P1">"I know that you know everyone, but I didn't expect you to also be friends with ghosts"</text:p>
      <text:p text:style-name="P5"><text:span text:style-name="T1"/></text:p>
      <text:p text:style-name="P1">"It's not a ghost. Let's go!" I took his hand and pulled him with me.</text:p>
      <text:p text:style-name="P5"><text:span text:style-name="T1"/></text:p>
      <text:p text:style-name="P5"><text:span text:style-name="T1">We approached the Elf, sat on the ground. There's so many things I want to ask him. Where's his wheelchair? Why is he alone? How did he sneak out of his home? Did Deldrach abandon him here? </text:span></text:p>
      <text:p text:style-name="P5"><text:span text:style-name="T1"/></text:p>
      <text:p text:style-name="P1">"Eliath! What are you doing here? You really scared us! We thought you were a ghost!"</text:p>
      <text:p text:style-name="P5"><text:span text:style-name="T1"/></text:p>
      <text:p text:style-name="P1">"I know I'm all scrawny and sick, but please don't compare me to a ghost. Anyways, whose presence is this I'm feeling by your side?"</text:p>
      <text:p text:style-name="P5"><text:span text:style-name="T1"/></text:p>
      <text:p text:style-name="P1">"I'm Camille... You look like someone I know, but I can't quite pinpoint it." He creased his forehead.</text:p>
      <text:p text:style-name="P5"><text:span text:style-name="T1"/></text:p>
      <text:p text:style-name="P1">"You have a great memory, but you can't say who is his brother?" I asked, shooting him a grin.</text:p>
      <text:p text:style-name="P5"><text:span text:style-name="T1"/></text:p>
      <text:p text:style-name="P1">Eliath chuckled. "If he doesn't get it right, I'll be glad."</text:p>
      <text:p text:style-name="P5"><text:span text:style-name="T1"/></text:p>
      <text:p text:style-name="P1"><text:soft-page-break/>Camille's demeanor changed to stern. "I remembered. But I won't say it so you can feel glad."</text:p>
      <text:p text:style-name="P5"><text:span text:style-name="T1"/></text:p>
      <text:p text:style-name="P1">"Where's your wheelchair?" </text:p>
      <text:p text:style-name="P5"><text:span text:style-name="T1"/></text:p>
      <text:p text:style-name="P1">"It…broke. I sneaked out today, but my wheelchair broke in the middle, so I requested him to buy me a new one. Now I'm waiting." </text:p>
      <text:p text:style-name="P5"><text:span text:style-name="T1"/></text:p>
      <text:p text:style-name="P1">"He will really do anything for you, huh?" I commented, softly smiling.</text:p>
      <text:p text:style-name="P5"><text:span text:style-name="T1"/></text:p>
      <text:p text:style-name="P1">"Yeah…He might have a bad personality, but I love him who does his best to protect me."</text:p>
      <text:p text:style-name="P5"><text:span text:style-name="T1"/></text:p>
      <text:p text:style-name="P1">I laughed at myself, imagining Deldrach running around like crazy, searching for the best wheelchair in this whole town.</text:p>
      <text:p text:style-name="P5"><text:span text:style-name="T1"/></text:p>
      <text:p text:style-name="P1">"I just wanted to greet you guys and talk for a little. Of course, if I could, I would have preferred to spend more time together, but I'm afraid he might be coming back and it won't be so pleasant an encounter, especially because your friend has a strong smell of which my brother dislikes. I loved meeting both of you today, it made the risk of sneaking out worth it! Now you two should go. Shoo, shoo." <text:s/></text:p>
      <text:p text:style-name="P5"><text:span text:style-name="T1"/></text:p>
      <text:p text:style-name="P1">We rushed off to avoid stumbling into Deldrach and the entire time I couldn't stop thinking about why Camille would smell so strongly of Drow. Does his friends smother him so much with their scent? Also, I don't remember spending time away from him enough to let him meet his travelling friends for them to stick their smell on him. Strange, but I don't understand.</text:p>
      <text:p text:style-name="P5"><text:span text:style-name="T1"/></text:p>
      <text:p text:style-name="P5"><text:span text:style-name="T1"/></text:p>
      <text:h text:style-name="P13" text:outline-level="1">17. The leaves keep on falling</text:h>
      <text:p text:style-name="P5"><text:span text:style-name="T1"/></text:p>
      <text:p text:style-name="P1">Sighhhh. </text:p>
      <text:p text:style-name="P5"><text:span text:style-name="T1"/></text:p>
      <text:p text:style-name="P5"><text:span text:style-name="T1">Resting my head on the mop, I stared outside the windows of my store. The leaves were falling off the orange </text:span><text:span text:style-name="T3">coloured </text:span><text:span text:style-name="T1">trees, </text:span><text:span text:style-name="T3">a family of</text:span><text:span text:style-name="T1"> squirrels were running around with cheeks stuffed, children and their parents were </text:span><text:soft-page-break/><text:span text:style-name="T1">playing in the leaves, couples were walking side by side holding cups of warm coffee. The</text:span><text:span text:style-name="T3">se</text:span><text:span text:style-name="T1"> were all definite signs that Autumn had arrived. </text:span></text:p>
      <text:p text:style-name="P5"><text:span text:style-name="T1"/></text:p>
      <text:p text:style-name="P1">Today is the last day of September and last day of working plus living with Camille. </text:p>
      <text:p text:style-name="P5"><text:span text:style-name="T1"/></text:p>
      <text:p text:style-name="P1">I'm gonna lose a super handsome coworker, roommate, financial advisor and someone that…</text:p>
      <text:p text:style-name="P5"><text:span text:style-name="T1"/></text:p>
      <text:p text:style-name="P5"><text:span text:style-name="T1">I think I could've fallen in love with if he stayed a couple more weeks. However, I'm not sure </text:span><text:span text:style-name="T3">how</text:span><text:span text:style-name="T1"> to feel about this. I feel nervous around him and I can't read him at all. He's quite the mysterious guy and that bothers me a little. We haven't talked that much about ourselves either and he tends to give superficial answers when I ask anything about him, but if it's a question related to his travels, he talks nonstop. </text:span></text:p>
      <text:p text:style-name="P5"><text:span text:style-name="T1"/></text:p>
      <text:p text:style-name="P1">I like him and it's obvious. Though, maybe it's for the good that I didn't fall in love with him?</text:p>
      <text:p text:style-name="P5"><text:span text:style-name="T1"/></text:p>
      <text:p text:style-name="P1">When I came back to my senses, I realized that I had mopped the entire floor and it was shining impeccably. </text:p>
      <text:p text:style-name="P5"><text:span text:style-name="T1"/></text:p>
      <text:p text:style-name="P1">Whoa, muscle memory is scary.</text:p>
      <text:p text:style-name="P5"><text:span text:style-name="T1"/></text:p>
      <text:p text:style-name="P5"><text:span text:style-name="T1">Camille worked at the cashier alone today while I took care of cleaning the store and replacing products. It's amazing that now he could man the cashier perfectly, which reminds me of his first few days here. He did well, but couldn't speak naturally with the customers and he couldn't smile for them without looking like a psycho. Now that he's mastered his customer smile, they all melt at his presence, </text:span><text:span text:style-name="T4">myself included</text:span><text:span text:style-name="T1">.</text:span></text:p>
      <text:p text:style-name="P5"><text:span text:style-name="T1"/></text:p>
      <text:p text:style-name="P1">"Time to close!" Stretching my arms, I went to flip the open sign at the door and close the curtains.</text:p>
      <text:p text:style-name="P5"><text:span text:style-name="T1"/></text:p>
      <text:p text:style-name="P5"><text:span text:style-name="T1">"Where should we have dinner?" He asked, locking the cashier with </text:span><text:span text:style-name="T4">the </text:span><text:span text:style-name="T1">key</text:span><text:span text:style-name="T4">s</text:span><text:span text:style-name="T1">.</text:span></text:p>
      <text:p text:style-name="P5"><text:span text:style-name="T1"/></text:p>
      <text:p text:style-name="P1">"How about Yenna's? I'm in the mood for some beer." </text:p>
      <text:p text:style-name="P5"><text:span text:style-name="T1"/></text:p>
      <text:p text:style-name="P1">"You said the same thing yesterday." He pointed out, smiling.</text:p>
      <text:p text:style-name="P5"><text:span text:style-name="T1"/></text:p>
      <text:p text:style-name="P5"><text:span text:style-name="T1">"You're right. </text:span><text:span text:style-name="T4">We</text:span><text:span text:style-name="T1"> dr</text:span><text:span text:style-name="T4">a</text:span><text:span text:style-name="T1">nk beer yesterday." </text:span></text:p>
      <text:p text:style-name="P5"><text:soft-page-break/><text:span text:style-name="T1"/></text:p>
      <text:p text:style-name="P5"><text:span text:style-name="T1">We went to the </text:span><text:span text:style-name="T4">staff</text:span><text:span text:style-name="T1"> room to change </text:span><text:span text:style-name="T4">our</text:span><text:span text:style-name="T1"> clothes. I couldn't help but stare a little when he started to take off his shirt. </text:span></text:p>
      <text:p text:style-name="P5"><text:span text:style-name="T1"/></text:p>
      <text:p text:style-name="P5"><text:span text:style-name="T1">"How about I cook something quick for us then?" </text:span></text:p>
      <text:p text:style-name="P5"><text:span text:style-name="T1"/></text:p>
      <text:p text:style-name="P5"><text:span text:style-name="T1">His bare chest is nicely sculpted, I remember seeing it closely that time at the motel </text:span><text:span text:style-name="T4">and not caring about it that much, but now I feel different. It’s very hot</text:span><text:span text:style-name="T1">...</text:span></text:p>
      <text:p text:style-name="P5"><text:span text:style-name="T1"/></text:p>
      <text:p text:style-name="P6"><text:span text:style-name="T1">“</text:span><text:span text:style-name="T4">Seleni…? Seleni?”</text:span></text:p>
      <text:p text:style-name="P6"><text:span text:style-name="T4"/></text:p>
      <text:p text:style-name="P1">I realized he was waving his hand in front of my face, shirtless.</text:p>
      <text:p text:style-name="P5"><text:span text:style-name="T1"/></text:p>
      <text:p text:style-name="P1">"Hm? What? Sorry, I didn't hear you."</text:p>
      <text:p text:style-name="P5"><text:span text:style-name="T1"/></text:p>
      <text:p text:style-name="P1">He chuckled. "What were you daydreaming about?"</text:p>
      <text:p text:style-name="P5"><text:span text:style-name="T1"/></text:p>
      <text:p text:style-name="P1">Your big man boobs.</text:p>
      <text:p text:style-name="P5"><text:span text:style-name="T1"/></text:p>
      <text:p text:style-name="P5"><text:span text:style-name="T1">"We should have dinner at home today." I avoided his question and turned </text:span><text:span text:style-name="T5">my back to him to look for my cardigan.</text:span></text:p>
      <text:p text:style-name="P5"><text:span text:style-name="T5"/></text:p>
      <text:p text:style-name="P1">"...Were you staring at me?" He whispered in my ear and I could feel his body warmth less than 5cm behind me.</text:p>
      <text:p text:style-name="P5"><text:span text:style-name="T1"/></text:p>
      <text:p text:style-name="P1">Oh my goat. Oh my goat!</text:p>
      <text:p text:style-name="P5"><text:span text:style-name="T1"/></text:p>
      <text:p text:style-name="P1">I gulp down.</text:p>
      <text:p text:style-name="P5"><text:span text:style-name="T1"/></text:p>
      <text:p text:style-name="P1">It's just the wall, me and him. I can't escape!</text:p>
      <text:p text:style-name="P5"><text:span text:style-name="T1"/></text:p>
      <text:p text:style-name="P5"><text:span text:style-name="T1">"...I was thinking that you have a nice ches</text:span><text:span text:style-name="T5">t</text:span><text:span text:style-name="T1">" I confess, looking down and shrinking myself. Is my tail wagging?! I hope not.</text:span></text:p>
      <text:p text:style-name="P5"><text:span text:style-name="T1"/></text:p>
      <text:p text:style-name="P2"><text:soft-page-break/>"You know, if it's you, I don't mind if you want to look a little more." I could feel the grin in his words.</text:p>
      <text:p text:style-name="P7"><text:span text:style-name="T1"/></text:p>
      <text:p text:style-name="P7"><text:span text:style-name="T5">H</text:span><text:span text:style-name="T1">is breath in my ear </text:span><text:span text:style-name="T5">is driving</text:span><text:span text:style-name="T1"> me crazy!</text:span></text:p>
      <text:p text:style-name="P5"><text:span text:style-name="T1"/></text:p>
      <text:p text:style-name="P1">"I, I'm good!" </text:p>
      <text:p text:style-name="P5"><text:span text:style-name="T1"/></text:p>
      <text:p text:style-name="P1">No, I'm not! </text:p>
      <text:p text:style-name="P5"><text:span text:style-name="T1"/></text:p>
      <text:p text:style-name="P5"><text:span text:style-name="T1">"Are you sure? It's my last day here, don't you think we should </text:span><text:span text:style-name="T5">make our farewell a little more sweet</text:span><text:span text:style-name="T1">?" He places his hand on my waist.</text:span></text:p>
      <text:p text:style-name="P5"><text:span text:style-name="T1"/></text:p>
      <text:p text:style-name="P1">Oh Lady Goat in the skies. </text:p>
      <text:p text:style-name="P5"><text:span text:style-name="T1"/></text:p>
      <text:p text:style-name="P1">At this point, my fur is all puffed out. </text:p>
      <text:p text:style-name="P5"><text:span text:style-name="T1"/></text:p>
      <text:p text:style-name="P1">Before I could give him an answer, I heard him groan in pain. I quickly turned around to check on him.</text:p>
      <text:p text:style-name="P5"><text:span text:style-name="T1"/></text:p>
      <text:p text:style-name="P1">"What happened?"</text:p>
      <text:p text:style-name="P5"><text:span text:style-name="T1"/></text:p>
      <text:p text:style-name="P1">"Sorry, it's nothing. I just felt a sudden sting in my head." He massaged his forehead.</text:p>
      <text:p text:style-name="P5"><text:span text:style-name="T1"/></text:p>
      <text:p text:style-name="P1">"A headache? We should head back home fast then so you can rest." </text:p>
      <text:p text:style-name="P5"><text:span text:style-name="T1"/></text:p>
      <text:p text:style-name="P1">We went home in a fast pace and I offered my shoulder for him to lean on. I hadn't noticed before, but he was short on his breath and feverish. I got too distracted by my own thoughts and didn't pay enough attention to him. He did a good job hiding it too. Why did he do that? He could've just told me. </text:p>
      <text:p text:style-name="P5"><text:span text:style-name="T1"/></text:p>
      <text:p text:style-name="P1">As soon as we got home, I threw him on the bed and sang for him. </text:p>
      <text:p text:style-name="P5"><text:span text:style-name="T1"/></text:p>
      <text:p text:style-name="P1">It didn't do anything. </text:p>
      <text:p text:style-name="P5"><text:span text:style-name="T1"/></text:p>
      <text:p text:style-name="P1"><text:soft-page-break/>Is that a disease? My chant never failed to heal fevers and headaches before. </text:p>
      <text:p text:style-name="P5"><text:span text:style-name="T1"/></text:p>
      <text:p text:style-name="P1">He was sweating tons and was suffering from pain and his fever. He couldn't even form full sentences at all. I gave him medicine and a little of the headache syrup I had with me. While I was cleaning his body with a towel, he finally managed to fall asleep. </text:p>
      <text:p text:style-name="P5"><text:span text:style-name="T1"/></text:p>
      <text:p text:style-name="P1">What's going on with him? </text:p>
      <text:p text:style-name="P5"><text:span text:style-name="T1"/></text:p>
      <text:p text:style-name="P1">This wet towel is not doing much, but I still need to clean his back. </text:p>
      <text:p text:style-name="P5"><text:span text:style-name="T1"/></text:p>
      <text:p text:style-name="P1">Ugh, he's heavy!</text:p>
      <text:p text:style-name="P5"><text:span text:style-name="T1"/></text:p>
      <text:p text:style-name="P1">I turned him around, exposing his bare back. He also had some scars I never noticed before. </text:p>
      <text:p text:style-name="P5"><text:span text:style-name="T1"/></text:p>
      <text:p text:style-name="P1">The moment I brushed off his hair to the side to wipe him, it revealed a glowing white tattoo on his nape. An upside down crescent moon with a tear falling from above with the rain. </text:p>
      <text:p text:style-name="P5"><text:span text:style-name="T1"/></text:p>
      <text:p text:style-name="P1">Why is it glowing? </text:p>
      <text:p text:style-name="P5"><text:span text:style-name="T1"/></text:p>
      <text:p text:style-name="P1">I decided to lay a finger in it and felt an immense burst of scalding hot mana hit me like a bomb of smoke.</text:p>
      <text:p text:style-name="P5"><text:span text:style-name="T1"/></text:p>
      <text:p text:style-name="P1">Ouch…It burnt my finger… </text:p>
      <text:p text:style-name="P5"><text:span text:style-name="T1"/></text:p>
      <text:p text:style-name="P1">This is some wicked mana emanating from this tattoo, it has the color of evil lavenders…</text:p>
      <text:p text:style-name="P5"><text:span text:style-name="T1"/></text:p>
      <text:p text:style-name="P1">Are these wizards' stuff? It doesn't look like it though. </text:p>
      <text:p text:style-name="P5"><text:span text:style-name="T1"/></text:p>
      <text:p text:style-name="P1">Perhaps a deal with some demon…?</text:p>
      <text:p text:style-name="P5"><text:span text:style-name="T1"/></text:p>
      <text:p text:style-name="P1">My skin shivered. </text:p>
      <text:p text:style-name="P5"><text:span text:style-name="T1"/></text:p>
      <text:p text:style-name="P1"><text:soft-page-break/>No, no, no. It can't be. Demons don't leave marks on their contractant. </text:p>
      <text:p text:style-name="P5"><text:span text:style-name="T1"/></text:p>
      <text:p text:style-name="P5"><text:span text:style-name="T1">I gave up trying to come up with an explanation. Steam was coming out of my ears from overworking my memory. I can't remember anything related to nape tattoos that release mana or what</text:span><text:span text:style-name="T5">so</text:span><text:span text:style-name="T1">ever. </text:span></text:p>
      <text:p text:style-name="P5"><text:span text:style-name="T1"/></text:p>
      <text:p text:style-name="P1">I turned off the lights and left him alone.</text:p>
      <text:p text:style-name="P5"><text:span text:style-name="T1"/></text:p>
      <text:p text:style-name="P1">Sitting down on the table, I began writing down all his symptoms:</text:p>
      <text:p text:style-name="P1"><text:s text:c="4"/>• Stinging headaches </text:p>
      <text:p text:style-name="P1"><text:s text:c="4"/>• Fever </text:p>
      <text:p text:style-name="P1"><text:s text:c="4"/>• Weakness and pain on limbs </text:p>
      <text:p text:style-name="P5"><text:span text:style-name="T1"/></text:p>
      <text:p text:style-name="P5"><text:span text:style-name="T1">Should I take him to the hospital tomorrow morning? It seems like something serious. My chant didn't even relieve any of his pain. And that tattoo of him keeps glowing. I've never noticed it before, much less if he tried to hide it intentionally from me. A normal tattoo shouldn't glow.</text:span></text:p>
      <text:p text:style-name="P5"><text:span text:style-name="T1"/></text:p>
      <text:p text:style-name="P1">Maybe it's a curse?!</text:p>
      <text:p text:style-name="P5"><text:span text:style-name="T1"/></text:p>
      <text:p text:style-name="P1">Cuz that mana is no joke! It left rashes on my fingers! No normal mana should do that!?!</text:p>
      <text:p text:style-name="P5"><text:span text:style-name="T1"/></text:p>
      <text:p text:style-name="P1">Sigh. </text:p>
      <text:p text:style-name="P5"><text:span text:style-name="T1"/></text:p>
      <text:p text:style-name="P1">I should eat and go to sleep. </text:p>
      <text:p text:style-name="P5"><text:span text:style-name="T1"/></text:p>
      <text:h text:style-name="P13" text:outline-level="1">18. Who are you again?</text:h>
      <text:p text:style-name="P5"><text:span text:style-name="T1"/></text:p>
      <text:p text:style-name="P1">He is not waking up. </text:p>
      <text:p text:style-name="P5"><text:span text:style-name="T1"/></text:p>
      <text:p text:style-name="P1">It's been a whole day since last night and I'm shaking him trying to find a sign of life. </text:p>
      <text:p text:style-name="P5"><text:span text:style-name="T1"/></text:p>
      <text:p text:style-name="P1"><text:soft-page-break/>He is not moving an inch. What should I do??? </text:p>
      <text:p text:style-name="P5"><text:span text:style-name="T1"/></text:p>
      <text:p text:style-name="P1">I approached my ears to his nose.</text:p>
      <text:p text:style-name="P5"><text:span text:style-name="T1"/></text:p>
      <text:p text:style-name="P1">He's still breathing at least! </text:p>
      <text:p text:style-name="P5"><text:span text:style-name="T1"/></text:p>
      <text:p text:style-name="P1">Is he in coma?!?!</text:p>
      <text:p text:style-name="P5"><text:span text:style-name="T1"/></text:p>
      <text:p text:style-name="P5"><text:span text:style-name="T1">His familiar!! It might know something!!! But I can't communicate with it! Argh! Whatever!! I'll bring it here!!!</text:span></text:p>
      <text:p text:style-name="P5"><text:span text:style-name="T1"/></text:p>
      <text:p text:style-name="P1">I got out and dragged the only camel among all the horses inside our village's barn. It acted a little resistant but gave out in the middle. </text:p>
      <text:p text:style-name="P5"><text:span text:style-name="T1"/></text:p>
      <text:p text:style-name="P1">An unfamiliar voice echoed in my mind.</text:p>
      <text:p text:style-name="P5"><text:span text:style-name="T1"/></text:p>
      <text:p text:style-name="P1">Where are you taking me, you sheep?! I request you to release me!!!</text:p>
      <text:p text:style-name="P5"><text:span text:style-name="T1"/></text:p>
      <text:p text:style-name="P1">"Huh? So you can communicate with me!!! And I'm not a sheep! I'm a Satyress!! Anyways! I think your owner is in danger!" I held the camel's nose and bumped our faces.</text:p>
      <text:p text:style-name="P5"><text:span text:style-name="T1"/></text:p>
      <text:p text:style-name="P1">Danger? Master would never be in danger! He's super powerful!</text:p>
      <text:p text:style-name="P5"><text:span text:style-name="T1"/></text:p>
      <text:p text:style-name="P1">"Well, right now, he doesn't seem too 'powerful'!!!" I retorted, still dragging its reins.</text:p>
      <text:p text:style-name="P5"><text:span text:style-name="T1"/></text:p>
      <text:p text:style-name="P1">That's impossible!</text:p>
      <text:p text:style-name="P5"><text:span text:style-name="T1"/></text:p>
      <text:p text:style-name="P1">"Wait to see him with your own eyes!"</text:p>
      <text:p text:style-name="P5"><text:span text:style-name="T1"/></text:p>
      <text:p text:style-name="P1">I hope none of my neighbors think I'm weird for talking with a camel.</text:p>
      <text:p text:style-name="P5"><text:span text:style-name="T1"/></text:p>
      <text:p text:style-name="P1"><text:soft-page-break/>I brought the camel to the window of the room where Camille was sleeping since I couldn't fit it through my door. To my absolute shock and horror, the second I opened the door, I was hit with another burst of that wicked mana which caused me to fall on my butt. </text:p>
      <text:p text:style-name="P5"><text:span text:style-name="T1"/></text:p>
      <text:p text:style-name="P1">Damn! It hurt way more than last time!!! Ouchie, ouchie. </text:p>
      <text:p text:style-name="P5"><text:span text:style-name="T1"/></text:p>
      <text:p text:style-name="P1">I massaged the parts where it hit me, seeing the rashes it left on my skin. I quickly got up, and scanned inside the room. </text:p>
      <text:p text:style-name="P5"><text:span text:style-name="T1"/></text:p>
      <text:p text:style-name="P1">It's all foggy here!!! And hot!! What's with all this steam?!?! </text:p>
      <text:p text:style-name="P5"><text:span text:style-name="T1"/></text:p>
      <text:p text:style-name="P1">Coughing, I slided the windows open and met with the camel. Although it didn't show an expression, I could clearly see it was shocked. </text:p>
      <text:p text:style-name="P5"><text:span text:style-name="T1"/></text:p>
      <text:p text:style-name="P1">I can't believe Master would be so careless… </text:p>
      <text:p text:style-name="P5"><text:span text:style-name="T1"/></text:p>
      <text:p text:style-name="P1">"What are you talking about? How was he careless?" I asked, shooing the steam away with my hands, covering my nose.</text:p>
      <text:p text:style-name="P5"><text:span text:style-name="T1"/></text:p>
      <text:p text:style-name="P1">…You weren't supposed to see him like this, sheep. If you're not brave enough, I advise you to run away from here and not spare a glance at him. Don't come back for the next few days. </text:p>
      <text:p text:style-name="P5"><text:span text:style-name="T1"/></text:p>
      <text:p text:style-name="P1">"What are you talking about?! I won't run away from here and leave Camille in this state! Whatever the fuck it is, it seems it's eating him inside!!!" </text:p>
      <text:p text:style-name="P5"><text:span text:style-name="T1"/></text:p>
      <text:p text:style-name="P1">You're sure you want to help? If you're so sure, I dare you to look at him right now and not step back on your words. You seem knowledgeable, so you might understand what I'm talking about.</text:p>
      <text:p text:style-name="P5"><text:span text:style-name="T1"/></text:p>
      <text:p text:style-name="P1">The smoke had faded away enough for me to see the room and I decided to turn around, despite what the camel told me.</text:p>
      <text:p text:style-name="P5"><text:span text:style-name="T1"/></text:p>
      <text:p text:style-name="P1">I froze in place the moment my eyes laid on him. </text:p>
      <text:p text:style-name="P5"><text:span text:style-name="T1"/></text:p>
      <text:p text:style-name="P1"><text:soft-page-break/>Who is that…? </text:p>
      <text:p text:style-name="P5"><text:span text:style-name="T1"/></text:p>
      <text:p text:style-name="P1">In front of me was an inhuman creature… rainbow obsidian skin and peach platinum long hair…pointy claws and ears…black smoky horns…</text:p>
      <text:p text:style-name="P5"><text:span text:style-name="T1"/></text:p>
      <text:p text:style-name="P1">Scary… </text:p>
      <text:p text:style-name="P1"><text:s/></text:p>
      <text:p text:style-name="P1">My tail dropped down and I couldn't react.</text:p>
      <text:p text:style-name="P5"><text:span text:style-name="T1"/></text:p>
      <text:p text:style-name="P1">…It's a demon.</text:p>
      <text:p text:style-name="P5"><text:span text:style-name="T1"/></text:p>
      <text:p text:style-name="P1">Want to run away? I warned you, didn't I? I'm kind, so I'll even let you run without hurting you. </text:p>
      <text:p text:style-name="P5"><text:span text:style-name="T1"/></text:p>
      <text:p text:style-name="P1">Run away…? </text:p>
      <text:p text:style-name="P5"><text:span text:style-name="T1"/></text:p>
      <text:p text:style-name="P1">But…and Camille? </text:p>
      <text:p text:style-name="P5"><text:span text:style-name="T1"/></text:p>
      <text:p text:style-name="P1">Forget that, that's clearly not Camille. What was his purpose in messing with me? Was everything just all lies then? Doesn't he enjoy taking care of my greenhouse? What was his reason? Or he was just looking for somewhere to hide? I didn't feel evil in him… so why?</text:p>
      <text:p text:style-name="P5"><text:span text:style-name="T1"/></text:p>
      <text:p text:style-name="P1">You're hesitating. What, do you think there might be some trace of the human he pretends to be? Did you fall in love with his disguise?</text:p>
      <text:p text:style-name="P5"><text:span text:style-name="T1"/></text:p>
      <text:p text:style-name="P1">His familiar's words hurt me and make my chest tight. Perhaps I did feel something more for 'Camille'. It hurts to think that I met a fake person. </text:p>
      <text:p text:style-name="P5"><text:span text:style-name="T1"/></text:p>
      <text:p text:style-name="P1">Although he's supposed to be a demon and I'm indeed feeling scared just by his presence, I can't bring myself to move. He seems in pain… Did my chant not work because he's a demon? How can I heal h-</text:p>
      <text:p text:style-name="P5"><text:span text:style-name="T1"/></text:p>
      <text:p text:style-name="P1">Still hesitating? You know you can-</text:p>
      <text:p text:style-name="P5"><text:span text:style-name="T1"/></text:p>
      <text:p text:style-name="P1"><text:soft-page-break/>"Argh!! Stop talking inside my mind!! I'm trying to think by myself!!! I'm staying, ok?! I'm not going anywhere. So stop with all your rambling!" I yelled and stomped on the floor.</text:p>
      <text:p text:style-name="P5"><text:span text:style-name="T1"/></text:p>
      <text:p text:style-name="P1">Hmph. Not a very wise choice. </text:p>
      <text:p text:style-name="P5"><text:span text:style-name="T1"/></text:p>
      <text:p text:style-name="P1">"I don't care. Just tell me how to help him."</text:p>
      <text:p text:style-name="P5"><text:span text:style-name="T1"/></text:p>
      <text:p text:style-name="P1">How dare you answer me so rudely? </text:p>
      <text:p text:style-name="P5"><text:span text:style-name="T1"/></text:p>
      <text:p text:style-name="P1">"My bad." </text:p>
      <text:p text:style-name="P5"><text:span text:style-name="T1"/></text:p>
      <text:p text:style-name="P1">You're lucky that I can't do much while in this shape, but I would have already burnt you to pieces if we were in Gehenna.</text:p>
      <text:p text:style-name="P5"><text:span text:style-name="T1"/></text:p>
      <text:p text:style-name="P1">"Glad we're not there then!" I snickered. </text:p>
      <text:p text:style-name="P5"><text:span text:style-name="T1"/></text:p>
      <text:p text:style-name="P1">How dare you, insolent sheep?! I'll be sure to tell Master about your inexcusable behavior. Ahem. You see all this smoke, fogging this room?</text:p>
      <text:p text:style-name="P5"><text:span text:style-name="T1"/></text:p>
      <text:p text:style-name="P1">"What about it?"</text:p>
      <text:p text:style-name="P5"><text:span text:style-name="T1"/></text:p>
      <text:p text:style-name="P5"><text:span text:style-name="T1">It's his mana. Master does his best to conceal it everyday. It's how powerful he is. </text:span></text:p>
      <text:p text:style-name="P5"><text:span text:style-name="T1"/></text:p>
      <text:p text:style-name="P1">"HIS mana?!" <text:s/></text:p>
      <text:p text:style-name="P5"><text:span text:style-name="T1"/></text:p>
      <text:p text:style-name="P1">Have you realized who you're dealing with? He could annihilate you with a snap of fingers. </text:p>
      <text:p text:style-name="P5"><text:span text:style-name="T1"/></text:p>
      <text:p text:style-name="P1">"I hope he doesn't…"</text:p>
      <text:p text:style-name="P5"><text:span text:style-name="T1"/></text:p>
      <text:p text:style-name="P1"><text:soft-page-break/>But there's a limit to how long he can keep concealing it. Every once in a while, he has to hibernate and release all this mana he suppresses in order to rest. The strange thing is that, according to his estimation, he should only go into hibernation next week. He failed in his estimation, a careless mistake in so long.</text:p>
      <text:p text:style-name="P5"><text:span text:style-name="T1"/></text:p>
      <text:p text:style-name="P1">"So while he hibernates, we can't do anything to relieve his pain?!"</text:p>
      <text:p text:style-name="P5"><text:span text:style-name="T1"/></text:p>
      <text:p text:style-name="P1">That's precisely it.</text:p>
      <text:p text:style-name="P5"><text:span text:style-name="T1"/></text:p>
      <text:p text:style-name="P1">"That's horrible!! I won't be able to do that! I can't just sit around!"</text:p>
      <text:p text:style-name="P5"><text:span text:style-name="T1"/></text:p>
      <text:p text:style-name="P1">That's your problem. What you need to do is just isolate this room and make sure others don't discover him. Also close this window. We can't let any more of his mana escape.</text:p>
      <text:p text:style-name="P5"><text:span text:style-name="T1"/></text:p>
      <text:p text:style-name="P1">"Ok! T, then what about food? Or pee? Do I need to bathe him?!"</text:p>
      <text:p text:style-name="P5"><text:span text:style-name="T1"/></text:p>
      <text:p text:style-name="P1">You don't have to do anything. </text:p>
      <text:p text:style-name="P5"><text:span text:style-name="T1"/></text:p>
      <text:p text:style-name="P1">"Oh…"</text:p>
      <text:p text:style-name="P5"><text:span text:style-name="T1"/></text:p>
      <text:p text:style-name="P1">For the first time in so, so long, I felt useless as a doctor. </text:p>
      <text:p text:style-name="P5"><text:span text:style-name="T1"/></text:p>
      <text:p text:style-name="P1">The camel went back to the barn and I shut the windows and the door. </text:p>
      <text:p text:style-name="P5"><text:span text:style-name="T1"/></text:p>
      <text:p text:style-name="P1">A moment of silence.</text:p>
      <text:p text:style-name="P5"><text:span text:style-name="T1"/></text:p>
      <text:p text:style-name="P1">I threw myself on the couch, not knowing what to think. My mind went blank. </text:p>
      <text:p text:style-name="P5"><text:span text:style-name="T1"/></text:p>
      <text:p text:style-name="P1">It didn't take too long for me to fall asleep. </text:p>
      <text:p text:style-name="P5"><text:span text:style-name="T1"/></text:p>
      <text:p text:style-name="P5"><text:span text:style-name="T1"/></text:p>
      <text:h text:style-name="P13" text:outline-level="1"><text:soft-page-break/>19. I am…</text:h>
      <text:p text:style-name="P5"><text:span text:style-name="T1"/></text:p>
      <text:p text:style-name="P1">According to his familiar, he should wake up by dawn. </text:p>
      <text:p text:style-name="P5"><text:span text:style-name="T1"/></text:p>
      <text:p text:style-name="P1">4 in the morning and here I am, didn't eat, can't sleep. I'm way too nervous. I don't even want to think about work. I think I won't open today. </text:p>
      <text:p text:style-name="P5"><text:span text:style-name="T1"/></text:p>
      <text:p text:style-name="P1">Yesterday I couldn't focus at all: I mopped the floor before sweeping; I told a customer thanks for coming when they had just come in; I charged double the purchase of someone; and I came home with my uniform on. I'm a mess. </text:p>
      <text:p text:style-name="P5"><text:span text:style-name="T1"/></text:p>
      <text:p text:style-name="P1">How should I react if he wakes up?!</text:p>
      <text:p text:style-name="P5"><text:span text:style-name="T1"/></text:p>
      <text:p text:style-name="P1">"Hey, what's your name? Do you know who I am?"</text:p>
      <text:p text:style-name="P5"><text:span text:style-name="T1"/></text:p>
      <text:p text:style-name="P1">Lame. </text:p>
      <text:p text:style-name="P5"><text:span text:style-name="T1"/></text:p>
      <text:p text:style-name="P1">"I'm Seleni, nice to meet you!"</text:p>
      <text:p text:style-name="P5"><text:span text:style-name="T1"/></text:p>
      <text:p text:style-name="P1">He probably knows that.</text:p>
      <text:p text:style-name="P5"><text:span text:style-name="T1"/></text:p>
      <text:p text:style-name="P1">"Hello! Please spare my life! I won't sell you my soul!"</text:p>
      <text:p text:style-name="P5"><text:span text:style-name="T1"/></text:p>
      <text:p text:style-name="P1">Hmm, maybe. But nope.</text:p>
      <text:p text:style-name="P5"><text:span text:style-name="T1"/></text:p>
      <text:p text:style-name="P1">"Hi! Good morning, wanna have some breakfast?" </text:p>
      <text:p text:style-name="P5"><text:span text:style-name="T1"/></text:p>
      <text:p text:style-name="P1">Too cozy, no.</text:p>
      <text:p text:style-name="P5"><text:span text:style-name="T1"/></text:p>
      <text:p text:style-name="P1">"Welcome!" </text:p>
      <text:p text:style-name="P5"><text:span text:style-name="T1"/></text:p>
      <text:p text:style-name="P1"><text:soft-page-break/>That would be funny.</text:p>
      <text:p text:style-name="P5"><text:span text:style-name="T1"/></text:p>
      <text:p text:style-name="P1">Sighhh.</text:p>
      <text:p text:style-name="P5"><text:span text:style-name="T1"/></text:p>
      <text:p text:style-name="P1">Camille was just a persona, huh? He's a demon, of course he can shapeshift. Why did he had to shapeshift into a hottie?! And here I was catching feelings for him. </text:p>
      <text:p text:style-name="P5"><text:span text:style-name="T1"/></text:p>
      <text:p text:style-name="P1">But that demon has such a nice shape too-</text:p>
      <text:p text:style-name="P5"><text:span text:style-name="T1"/></text:p>
      <text:p text:style-name="P5"><text:span text:style-name="T1">I slapped both my cheeks again.</text:span></text:p>
      <text:p text:style-name="P5"><text:span text:style-name="T1"/></text:p>
      <text:p text:style-name="P1">Focus! That's a demon in your house right now! Forget everything else and concentrate on surviving! Yes! They are not kind to anyone! </text:p>
      <text:p text:style-name="P5"><text:span text:style-name="T1"/></text:p>
      <text:p text:style-name="P1">That's the first demon I've ever seen. I can see him. Maybe the documents I've read that demons' true shapes can't be seen are false? Though, he also kinda resembled a Drow…? Is that his true shape or not???</text:p>
      <text:p text:style-name="P5"><text:span text:style-name="T1"/></text:p>
      <text:p text:style-name="P1">Way too complicated for me.</text:p>
      <text:p text:style-name="P5"><text:span text:style-name="T1"/></text:p>
      <text:p text:style-name="P1">I pumped myself up with a glass of wine and decided to go inside the bedroom.</text:p>
      <text:p text:style-name="P5"><text:span text:style-name="T1"/></text:p>
      <text:p text:style-name="P1">I have no idea what to expect at all when he wakes up.</text:p>
      <text:p text:style-name="P5"><text:span text:style-name="T1"/></text:p>
      <text:p text:style-name="P1">When the door creaked, I was hit again with another bomb of his mana but I managed to not fall back by holding on to the door frame. <text:s/></text:p>
      <text:p text:style-name="P5"><text:span text:style-name="T1"/></text:p>
      <text:p text:style-name="P1">"*COUGH* Man, his mana is something else." I covered my nose with my sweater, trying not to inhale much of the violet smoke. <text:s/></text:p>
      <text:p text:style-name="P5"><text:span text:style-name="T1"/></text:p>
      <text:p text:style-name="P1">I turned on the lights which revealed him still sleeping soundly, seeming better than the day before. Because of the lack of information most of the world has about demons, I have no idea what to do to help and even though that familiar of his told me there's nothing, I just can't accept it! There must be something! </text:p>
      <text:p text:style-name="P5"><text:soft-page-break/><text:span text:style-name="T1"/></text:p>
      <text:p text:style-name="P1">Approaching him, I could tell he indeed had the body of a Drow Elf. Perhaps it's the form he's most comfortable in? </text:p>
      <text:p text:style-name="P5"><text:span text:style-name="T1"/></text:p>
      <text:p text:style-name="P5"><text:span text:style-name="T1">My eyes shifted to a limb of his body.</text:span></text:p>
      <text:p text:style-name="P5"><text:span text:style-name="T1"/></text:p>
      <text:p text:style-name="P1">I kneeled on the ground beside the bed and looked up.</text:p>
      <text:p text:style-name="P5"><text:span text:style-name="T1"/></text:p>
      <text:p text:style-name="P1">Lady Goat in the skies, I beg for your forgiveness, I have a confession to make: <text:s/>His cock is enormous and very delicious looking. My sin is wanting to have a taste of it, a demon's cock…</text:p>
      <text:p text:style-name="P5"><text:span text:style-name="T1"/></text:p>
      <text:p text:style-name="P1">…I guess I should at least clean his body with a towel.</text:p>
      <text:p text:style-name="P5"><text:span text:style-name="T1"/></text:p>
      <text:p text:style-name="P1">I prepared a bucket with warm water and a pump of soap. It surprised me that the second I laid the towel on his skin, the water became steam. </text:p>
      <text:p text:style-name="P5"><text:span text:style-name="T1"/></text:p>
      <text:p text:style-name="P1">As I cleaned him, I began thinking that he looked beautiful and that he resembled a Black Barlow flower. His hair felt incredibly smooth and soft too. </text:p>
      <text:p text:style-name="P5"><text:span text:style-name="T1"/></text:p>
      <text:p text:style-name="P1">Then I shooed away my thoughts. What am I thinking about a demon?!</text:p>
      <text:p text:style-name="P5"><text:span text:style-name="T1"/></text:p>
      <text:p text:style-name="P1">Hm? His finger moved. </text:p>
      <text:p text:style-name="P5"><text:span text:style-name="T1"/></text:p>
      <text:p text:style-name="P1">Is he awake?! What to do?! What to do?!</text:p>
      <text:p text:style-name="P5"><text:span text:style-name="T1"/></text:p>
      <text:p text:style-name="P1">"...Seleni?"</text:p>
      <text:p text:style-name="P5"><text:span text:style-name="T1"/></text:p>
      <text:p text:style-name="P1">I jumped and moved away on instinct.</text:p>
      <text:p text:style-name="P5"><text:span text:style-name="T1"/></text:p>
      <text:p text:style-name="P1">An otherworldly voice, unrecognizable, raspy, deep, the most attractive one I've ever heard. It gave me goosebumps all over my body. </text:p>
      <text:p text:style-name="P5"><text:span text:style-name="T1"/></text:p>
      <text:p text:style-name="P1"><text:soft-page-break/>I couldn't answer him and kept my mouth shut. </text:p>
      <text:p text:style-name="P5"><text:span text:style-name="T1"/></text:p>
      <text:p text:style-name="P1">He sat up and stretched himself. When he turned himself in my direction, I felt pierced by his glowing green gaze. It was like he had actual fireflies inside his eyes.</text:p>
      <text:p text:style-name="P5"><text:span text:style-name="T1"/></text:p>
      <text:p text:style-name="P1">"You're feeling scared of me…" </text:p>
      <text:p text:style-name="P5"><text:span text:style-name="T1"/></text:p>
      <text:p text:style-name="P1">Somehow there was a hint of sadness in his tone which I couldn't ignore.</text:p>
      <text:p text:style-name="P5"><text:span text:style-name="T1"/></text:p>
      <text:p text:style-name="P1">"...Am I not supposed to? I'm not sure what to think about right now. Three days ago I thought that I was living with a human and now I find out he's a demon. It makes me afraid cuz I don't know what to expect. I kept thinking, 'What is he after? Am I in danger?'"</text:p>
      <text:p text:style-name="P5"><text:span text:style-name="T1"/></text:p>
      <text:p text:style-name="P1">"I understand." He breathed out. "Look, I want to ask you to believe me but I'm sure that's hard for you right now, so at least, please, listen to me."</text:p>
      <text:p text:style-name="P5"><text:span text:style-name="T1"/></text:p>
      <text:p text:style-name="P1">I kept quiet, waiting for him to continue.</text:p>
      <text:p text:style-name="P5"><text:span text:style-name="T1"/></text:p>
      <text:p text:style-name="P1">"My name is-"</text:p>
      <text:p text:style-name="P5"><text:span text:style-name="T1"/></text:p>
      <text:p text:style-name="P1">"Wait, wait! Should you really tell me your name? Don't they say that you can have control over a demon by its name? It's ok! I don't want to hear it!" I blurted out, covering my ears.</text:p>
      <text:p text:style-name="P5"><text:span text:style-name="T1"/></text:p>
      <text:p text:style-name="P1">He furrowed his brows, a little annoyed. </text:p>
      <text:p text:style-name="P5"><text:span text:style-name="T1"/></text:p>
      <text:p text:style-name="P1">Am I screwed?</text:p>
      <text:p text:style-name="P5"><text:span text:style-name="T1"/></text:p>
      <text:p text:style-name="P1">"I'm not some lowly demon that can be controlled by their name." He let out a sigh. "I'm Or'ath."</text:p>
      <text:p text:style-name="P5"><text:span text:style-name="T1"/></text:p>
      <text:p text:style-name="P1">"Sorry, what? How do you pronounce it?" </text:p>
      <text:p text:style-name="P5"><text:span text:style-name="T1"/></text:p>
      <text:p text:style-name="P1"><text:soft-page-break/>"Or'-ath."</text:p>
      <text:p text:style-name="P5"><text:span text:style-name="T1"/></text:p>
      <text:p text:style-name="P1">"Or'ath. Ok, I'm sorry for interrupting."</text:p>
      <text:p text:style-name="P5"><text:span text:style-name="T1"/></text:p>
      <text:p text:style-name="P1">"I would like to apologize for the trouble I've caused you first-"</text:p>
      <text:p text:style-name="P5"><text:span text:style-name="T1"/></text:p>
      <text:p text:style-name="P1">"Oh, actually, I spoke to your familiar and they explained that you went into hibernation cuz you can't keep your disguise and need to rest etc. Oh my goat- I'm sorry, I interrupted you again."</text:p>
      <text:p text:style-name="P5"><text:span text:style-name="T1"/></text:p>
      <text:p text:style-name="P1">"...It's fine… She told you that it was a disguise?"</text:p>
      <text:p text:style-name="P5"><text:span text:style-name="T1"/></text:p>
      <text:p text:style-name="P1">"Yeah. Why?"</text:p>
      <text:p text:style-name="P5"><text:span text:style-name="T1"/></text:p>
      <text:p text:style-name="P1">He made a troubled face and fiddled his fingers. "It's not…wrong. It just gives off this feeling that it's not me when Camille is indeed me, just in a human body. Camille is much more true to myself than me, Or'ath, in this shape. I've been living as a human way longer than as a demon. I'm sorry, this sounded confusing. I should explain from the beginning. Before that, what do you know about demons or Gehenna?"</text:p>
      <text:p text:style-name="P5"><text:span text:style-name="T1"/></text:p>
      <text:p text:style-name="P1">"Um…that you guys are evil and make deals with Addamah's living beings in exchange for their souls and that you can shapeshift…?"</text:p>
      <text:p text:style-name="P5"><text:span text:style-name="T1"/></text:p>
      <text:p text:style-name="P5"><text:span text:style-name="T1">"Well, um…that's basically it. But not all of us are evil or able to shapeshift. I came to Addamah in order to start a new life and abandon my identity as a demon. But, of course, I can't simply do that so that's why I chose to take the shape of a human in order to keep on living here without conflicts. Also, I would like to say that I have no interest in your soul if that makes you feel better."</text:span></text:p>
      <text:p text:style-name="P5"><text:span text:style-name="T1"/></text:p>
      <text:p text:style-name="P1">I see…Wow, what a relief it is hearing that! My soul is safe! </text:p>
      <text:p text:style-name="P5"><text:span text:style-name="T1"/></text:p>
      <text:p text:style-name="P1">"I have a question." I raised my hand. "I've heard that demons' true shapes aren't visible to Addamah. Why can I see you?"</text:p>
      <text:p text:style-name="P5"><text:span text:style-name="T1"/></text:p>
      <text:p text:style-name="P1"><text:soft-page-break/>"Oh, that may be because I'm a hybrid of Demon and Drow. Maybe Madeleine didn't tell you that, but every time I hibernate I have to find a place to hide because it's too risky since people can see me. That might also explain why those two Elf siblings could smell Drow in me."</text:p>
      <text:p text:style-name="P5"><text:span text:style-name="T1"/></text:p>
      <text:p text:style-name="P1">"Ohh! That clarifies things!" I leaned forward. "Then if you were a pure demon, I wouldn't be able to see you?"</text:p>
      <text:p text:style-name="P5"><text:span text:style-name="T1"/></text:p>
      <text:p text:style-name="P1">"Yes. It's true that demons can't be seen by Addamah beings." </text:p>
      <text:p text:style-name="P5"><text:span text:style-name="T1"/></text:p>
      <text:p text:style-name="P1">"That blows my mind!! What a discovery!" </text:p>
      <text:p text:style-name="P5"><text:span text:style-name="T1"/></text:p>
      <text:p text:style-name="P1">He chuckled upon seeing my reaction. It shocked me how I could see Camille in him.</text:p>
      <text:p text:style-name="P5"><text:span text:style-name="T1"/></text:p>
      <text:p text:style-name="P1">"Can I approach you, Seleni?" </text:p>
      <text:p text:style-name="P5"><text:span text:style-name="T1"/></text:p>
      <text:p text:style-name="P1">Can he approach me? </text:p>
      <text:p text:style-name="P5"><text:span text:style-name="T1"/></text:p>
      <text:p text:style-name="P5"><text:span text:style-name="T1">I…I think it's safe. I don't think he'll hurt me.</text:span></text:p>
      <text:p text:style-name="P5"><text:span text:style-name="T1"/></text:p>
      <text:p text:style-name="P1">I nodded with my head. He stood up from the bed and crouched in front of me. His demeanor looked a bit sad when he scanned my face. </text:p>
      <text:p text:style-name="P5"><text:span text:style-name="T1"/></text:p>
      <text:p text:style-name="P1">"I'm sorry. It seems like my mana left a bunch of bruises on your skin…" He put his hand on my chin. </text:p>
      <text:p text:style-name="P5"><text:span text:style-name="T1"/></text:p>
      <text:p text:style-name="P1">"I, it's fine! I can just sing for myself later!" I smiled awkwardly, feeling the blood reaching my face. <text:s/></text:p>
      <text:p text:style-name="P5"><text:span text:style-name="T1"/></text:p>
      <text:p text:style-name="P1">He whispered something inaudible and drew some letters in the air with his claws, which healed all the rashes I had on my skin. <text:s/></text:p>
      <text:p text:style-name="P5"><text:span text:style-name="T1"/></text:p>
      <text:p text:style-name="P1">"Was that a healing spell? It was so cool!!!" My eyes widened while clapping my hands.</text:p>
      <text:p text:style-name="P5"><text:span text:style-name="T1"/></text:p>
      <text:p text:style-name="P1">"You…You're sparkling again." His cheeks flushed. </text:p>
      <text:p text:style-name="P5"><text:soft-page-break/><text:span text:style-name="T1"/></text:p>
      <text:p text:style-name="P1">"Oh" I shrunk myself and sat back. "...So I'm still sparkly in your eyes…" I couldn't contain my happiness hearing his words, and I ended up giggling as I felt this warmth grow inside me. </text:p>
      <text:p text:style-name="P5"><text:span text:style-name="T1"/></text:p>
      <text:p text:style-name="P1">"It's not like you ever stopped. I've told you, I live pretending to be a human, but I don't lie about my feelings…"</text:p>
      <text:p text:style-name="P5"><text:span text:style-name="T1"/></text:p>
      <text:p text:style-name="P1">Somehow it makes me relieved that, even though he looks like a whole different person, it's still him.</text:p>
      <text:p text:style-name="P5"><text:span text:style-name="T1"/></text:p>
      <text:p text:style-name="P5"><text:span text:style-name="T1">"I know I'm a demon, but please, believe me. My intentions were never to hurt anyone. I've been living as a human ever since I escaped from Gehenna. I love living here and for that, I need to hide my true origins to avoid conflict. I hope you understand that. Also… If you could keep my identity a secret, I would deeply appreciate it."</text:span></text:p>
      <text:p text:style-name="P5"><text:span text:style-name="T1"/></text:p>
      <text:p text:style-name="P1">"As long as you give me some time to absorb all this information you just dumped on me, I think I can believe you. Then, we should make a promise!" </text:p>
      <text:p text:style-name="P5"><text:span text:style-name="T1"/></text:p>
      <text:p text:style-name="P1">"Promise?"</text:p>
      <text:p text:style-name="P5"><text:span text:style-name="T1"/></text:p>
      <text:p text:style-name="P1">"Yeah! Promise me that you won't hurt me and that you won't hide stuff from me anymore because I've been letting you live under my roof till now! If you're reasonable, then you won't betray me!" I extended my pinky to him. </text:p>
      <text:p text:style-name="P5"><text:span text:style-name="T1"/></text:p>
      <text:p text:style-name="P1">"A pinky promise?" He let out a chuckle. </text:p>
      <text:p text:style-name="P5"><text:span text:style-name="T1"/></text:p>
      <text:p text:style-name="P1">"What? You won't promise me?!" I moved my pinky close to his nose.</text:p>
      <text:p text:style-name="P5"><text:span text:style-name="T1"/></text:p>
      <text:p text:style-name="P1">"I promise, I promise." He squeezed our pinkies together, holding back his laughter.</text:p>
      <text:p text:style-name="P5"><text:span text:style-name="T1"/></text:p>
      <text:h text:style-name="P13" text:outline-level="1">20. I am Or'ath.</text:h>
      <text:p text:style-name="P5"><text:span text:style-name="T1"/></text:p>
      <text:p text:style-name="P1">Or'ath ended up revealing himself as a kind demon. He didn't offer me any suspicious deals nor tried to trick me into some bad choices. After putting on some clothes, he properly apologized for all the trouble he caused and thanked me for treating him while asleep.</text:p>
      <text:p text:style-name="P5"><text:soft-page-break/><text:span text:style-name="T1"/></text:p>
      <text:p text:style-name="P1">"A doctor's job is to save everyone!" I exclaimed. <text:s/></text:p>
      <text:p text:style-name="P5"><text:span text:style-name="T1"/></text:p>
      <text:p text:style-name="P1">"You're really something else."</text:p>
      <text:p text:style-name="P5"><text:span text:style-name="T1"/></text:p>
      <text:p text:style-name="P1">He cleaned the air of his mana with a spell, making it easier to breathe. </text:p>
      <text:p text:style-name="P5"><text:span text:style-name="T1"/></text:p>
      <text:p text:style-name="P1">Ok! So, let's review:</text:p>
      <text:p text:style-name="P1"><text:s text:c="4"/>• His name is Or'ath. A hybrid of Drow and Demon, which explains his appearance and why I can see him.</text:p>
      <text:p text:style-name="P1"><text:s text:c="4"/>• He left Gehenna for reasons I rather not ask and has been living as a human ever since then (thousands of years ago which I can't even imagine.)</text:p>
      <text:p text:style-name="P1"><text:s text:c="4"/>• He has a super powerful mana and knows super cool spells.</text:p>
      <text:p text:style-name="P1"><text:s text:c="4"/>• Camille was his human disguise but his personality and the way he acts kept the same. </text:p>
      <text:p text:style-name="P1"><text:s text:c="4"/>• Does that mean I still like him?</text:p>
      <text:p text:style-name="P5"><text:span text:style-name="T1"/></text:p>
      <text:p text:style-name="P1">My stomach growled.</text:p>
      <text:p text:style-name="P5"><text:span text:style-name="T1"/></text:p>
      <text:p text:style-name="P1">"...Um, I know it's like almost 7 in the morning, but I haven't had dinner yet, so should I whip up something for us to eat?"</text:p>
      <text:p text:style-name="P5"><text:span text:style-name="T1"/></text:p>
      <text:p text:style-name="P1">His eyes widened in shock and concern took over his face.</text:p>
      <text:p text:style-name="P5"><text:span text:style-name="T1"/></text:p>
      <text:p text:style-name="P1">"You didn't eat and kept yourself awake all this time and that's possibly my fault? I'm so sorry, let me cook for you, you should sit down and rest." He held my shoulders and pulled me to sit on the couch.</text:p>
      <text:p text:style-name="P5"><text:span text:style-name="T1"/></text:p>
      <text:p text:style-name="P1">"...Thanks" I got embarrassed and let a smile escape me. "Do demons need to eat too?"</text:p>
      <text:p text:style-name="P5"><text:span text:style-name="T1"/></text:p>
      <text:p text:style-name="P1">"Not really. I eat because I find cooking enjoyable and being able to share the feeling of eating with others." He responded, putting on an apron he always wore whenever he cooked.</text:p>
      <text:p text:style-name="P5"><text:span text:style-name="T1"/></text:p>
      <text:p text:style-name="P1">"That's wholesome."</text:p>
      <text:p text:style-name="P5"><text:soft-page-break/><text:span text:style-name="T1"/></text:p>
      <text:p text:style-name="P1">My heart kept beating vigorously as I watched him cook. He knew where I kept everything, every condiment, utensil and spices. The kitchen was basically his. Even with his long claws, he had no trouble cooking. </text:p>
      <text:p text:style-name="P5"><text:span text:style-name="T1"/></text:p>
      <text:p text:style-name="P1">He dried his hands on a towel and hung the apron on the wall. He put two servings of pesto pasta on the table and called me to eat.</text:p>
      <text:p text:style-name="P5"><text:span text:style-name="T1"/></text:p>
      <text:p text:style-name="P1">"It feels like it's been a while since we last sat together to eat." He commented.</text:p>
      <text:p text:style-name="P5"><text:span text:style-name="T1"/></text:p>
      <text:p text:style-name="P1">"It's been 3 days only. Aren't we just picking up on where we left off?" I giggled. "We were supposed to have dinner together before you collapsed."</text:p>
      <text:p text:style-name="P5"><text:span text:style-name="T1"/></text:p>
      <text:p text:style-name="P1">"You're right." A soft smile formed on his face. "To be even more exact, before dinner, you wanted to have a look at my chest, didn't you? Should I change into Camille?"</text:p>
      <text:p text:style-name="P5"><text:span text:style-name="T1"/></text:p>
      <text:p text:style-name="P1">"Don't!-"</text:p>
      <text:p text:style-name="P5"><text:span text:style-name="T1"/></text:p>
      <text:p text:style-name="P1">Don't? Why?</text:p>
      <text:p text:style-name="P1"><text:s/></text:p>
      <text:p text:style-name="P1">"-I…I think I prefer you now. I don't know why, but it feels more genuine." I slowly spoke of feelings which I didn't know I had before.</text:p>
      <text:p text:style-name="P5"><text:span text:style-name="T1"/></text:p>
      <text:p text:style-name="P1">"It makes me somewhat happy to hear you say that."</text:p>
      <text:p text:style-name="P5"><text:span text:style-name="T1"/></text:p>
      <text:p text:style-name="P1">"What, am I sparkling?"</text:p>
      <text:p text:style-name="P5"><text:span text:style-name="T1"/></text:p>
      <text:p text:style-name="P5"><text:span text:style-name="T1">"You don't sparkle when I'm happy. It's the opposite. When you're happy, I can see the sparkles coming off you." He explained, a little embarrassed.</text:span></text:p>
      <text:p text:style-name="P5"><text:span text:style-name="T1"/></text:p>
      <text:p text:style-name="P1">"Then this means that I just need to be even more happy for you to see my sparkles and like me too?" I stood up from the chair and leaned forward, excited.</text:p>
      <text:p text:style-name="P5"><text:span text:style-name="T1"/></text:p>
      <text:p text:style-name="P1"><text:soft-page-break/>"You want me to like you?" He raised his eyebrows.</text:p>
      <text:p text:style-name="P5"><text:span text:style-name="T1"/></text:p>
      <text:p text:style-name="P1">I covered my mouth and sat back in shock.</text:p>
      <text:p text:style-name="P5"><text:span text:style-name="T1"/></text:p>
      <text:p text:style-name="P1">Or'ath sighed in relief, chuckling awkwardly. "Here I was thinking that I was the one who had to make you like me." </text:p>
      <text:p text:style-name="P5"><text:span text:style-name="T1"/></text:p>
      <text:p text:style-name="P1">He likes me too? </text:p>
      <text:p text:style-name="P5"><text:span text:style-name="T1"/></text:p>
      <text:p text:style-name="P1">I uncovered my mouth, letting a smile show on my face along with my red cheeks.</text:p>
      <text:p text:style-name="P5"><text:span text:style-name="T1"/></text:p>
      <text:p text:style-name="P1">"I feel like…I don't deserve your feelings. I kind of deceived you." He looked down, with a sad smile.</text:p>
      <text:p text:style-name="P5"><text:span text:style-name="T1"/></text:p>
      <text:p text:style-name="P1">"I don't think you deceived me. Well, yes perhaps, by making me believe you're a human and telling lies to help you maintain your cover, but you needed to do that in order to keep on living peacefully here. Most people hate Infernal beings. And um, I felt scared when I saw you for the first time. But besides all that, if, what you said about being yourself while as 'Camille' is true, then I don't think you deceived me. I like who you are. I like you, who is amazing at math, who gets worried for my sake, who likes chicken sandwiches, who is kind and gentle. If that's you, then I still like you. Camille or Or'ath, it doesn't matter."</text:p>
      <text:p text:style-name="P5"><text:span text:style-name="T1"/></text:p>
      <text:p text:style-name="P1">"...I feel like you said the words I wanted to hear the most." He smiled.</text:p>
      <text:p text:style-name="P5"><text:span text:style-name="T1"/></text:p>
      <text:p text:style-name="P5"><text:span text:style-name="T1">…</text:span></text:p>
      <text:p text:style-name="P5"><text:span text:style-name="T1"/></text:p>
      <text:p text:style-name="P1">After our meal, he didn't let me help with the dishes and put me back on the couch. I kept watching his broad shoulders and hands scrubbing the plates while he hummed a bird song. Wait, I'm the one who hums this song. He even learned that?</text:p>
      <text:p text:style-name="P5"><text:span text:style-name="T1"/></text:p>
      <text:p text:style-name="P1">When he was done, he insisted on tucking me in my bed. </text:p>
      <text:p text:style-name="P5"><text:span text:style-name="T1"/></text:p>
      <text:p text:style-name="P1">"You're treating me like a baby." I snickered while he covered me with the blanket.</text:p>
      <text:p text:style-name="P5"><text:span text:style-name="T1"/></text:p>
      <text:p text:style-name="P1">"This is special treatment. Be grateful." </text:p>
      <text:p text:style-name="P5"><text:soft-page-break/><text:span text:style-name="T1"/></text:p>
      <text:p text:style-name="P1">I held his hand when he was about to turn around. "Where are you going?"</text:p>
      <text:p text:style-name="P5"><text:span text:style-name="T1"/></text:p>
      <text:p text:style-name="P1">"I was going to give you space to sleep."</text:p>
      <text:p text:style-name="P5"><text:span text:style-name="T1"/></text:p>
      <text:p text:style-name="P1">"...Don't leave me." I mumbled under my breath. </text:p>
      <text:p text:style-name="P5"><text:span text:style-name="T1"/></text:p>
      <text:p text:style-name="P1">Why did I say that? </text:p>
      <text:p text:style-name="P5"><text:span text:style-name="T1"/></text:p>
      <text:p text:style-name="P1">No, I should stop asking myself these stupid questions. Why did I say that? Obviously, because I love him and want him by my side. I should stop with 'am I catching feelings?', 'do I like him?', I'm way past this stage. I love him. That's it. No excuses.</text:p>
      <text:p text:style-name="P5"><text:span text:style-name="T1"/></text:p>
      <text:p text:style-name="P1">He crouched down next to me. "I won't. I'll stay here as long as you want."</text:p>
      <text:p text:style-name="P5"><text:span text:style-name="T1"/></text:p>
      <text:p text:style-name="P1">"...I'm not talking about today." </text:p>
      <text:p text:style-name="P5"><text:span text:style-name="T1"/></text:p>
      <text:p text:style-name="P1">"I know." He brought his hand to my cheeks and caressed it. </text:p>
      <text:p text:style-name="P5"><text:span text:style-name="T1"/></text:p>
      <text:p text:style-name="P1">The moment I blinked, his face was less than an inch away from mine and our mouths were pressed against each other. I got stiff but closed my eyes and gave in to the kiss. It lasted a sweet 6 seconds before he pulled away.</text:p>
      <text:p text:style-name="P5"><text:span text:style-name="T1"/></text:p>
      <text:p text:style-name="P1">"...Sorry, was that too sudden?" </text:p>
      <text:p text:style-name="P5"><text:span text:style-name="T1"/></text:p>
      <text:p text:style-name="P1">"No, I loved it. Do it again." I sat up and licked my lips. </text:p>
      <text:p text:style-name="P5"><text:span text:style-name="T1"/></text:p>
      <text:p text:style-name="P1">As soon as he sat on the bed, I grabbed his neck and brought our mouths together for a deeper kiss. We caressed each other's tongues and drool dripped off our mouths. Before I knew it, I was unbuttoning his shirt and clinging onto him till he was lying on his back. </text:p>
      <text:p text:style-name="P5"><text:span text:style-name="T1"/></text:p>
      <text:p text:style-name="P1">"Seleni," he parted us away, breathless, "you have to rest, are you really sure-"</text:p>
      <text:p text:style-name="P5"><text:soft-page-break/><text:span text:style-name="T1"/></text:p>
      <text:p text:style-name="P1">"I'm fucking sure. I won't let you stop me this time."</text:p>
      <text:p text:style-name="P5"><text:span text:style-name="T1"/></text:p>
      <text:p text:style-name="P1">I threw his pants away and teased his junk with small kisses all over it, then licked it from the base till the tip of the head, only to hear him growl and gasp the moment I engulfed it in my mouth. We exchanged glances and his eyes were glowing, staring at me like I was his prey. He groaned softly as I jerked him at the base of his shaft and sucked him up and down.</text:p>
      <text:p text:style-name="P5"><text:span text:style-name="T1"/></text:p>
      <text:p text:style-name="P1">He didn't let me finish him off and with an inhuman strength, he lifted me up and made me kneel in front of him. His fingers roamed over my arms, chest, waist and thighs while he left traces of him on every part of me.</text:p>
      <text:p text:style-name="P5"><text:span text:style-name="T1"/></text:p>
      <text:p text:style-name="P5"><text:span text:style-name="T1">I glanced over to my chest which was covered in bite marks.</text:span></text:p>
      <text:p text:style-name="P5"><text:span text:style-name="T1"/></text:p>
      <text:p text:style-name="P1">"You grew some flowers on me." </text:p>
      <text:p text:style-name="P5"><text:span text:style-name="T1"/></text:p>
      <text:p text:style-name="P1">He looked up to me, "Flowers? You mean these flowers here?" his hand brushed over them. "Aren't they beautiful? So red and hot."</text:p>
      <text:p text:style-name="P5"><text:span text:style-name="T1"/></text:p>
      <text:p text:style-name="P1">I giggled. "Should I also make some flowers bloom on your skin?"</text:p>
      <text:p text:style-name="P5"><text:span text:style-name="T1"/></text:p>
      <text:p text:style-name="P1">"Sure, make a garden on me." I heard his smile in the words he spoke. In the next moment he pushed me down and a burst of heat pierced me inside making my body rush with pleasure. </text:p>
      <text:p text:style-name="P5"><text:span text:style-name="T1"/></text:p>
      <text:p text:style-name="P1">I let out a loud moan and clinged on to his horns while his tight grip on my thighs showed me no mercy. His lustful eyes devoured me and his claws that sank in my skin wouldn't let me escape even if I tried to run for my life. </text:p>
      <text:p text:style-name="P5"><text:span text:style-name="T1"/></text:p>
      <text:p text:style-name="P1">Instead of flowers, my nails dug trees on his back and I made them bloom with my teeth. I howled and moaned in his ears, muffling the creaking sounds of the bed; I begged for deeper, rougher and let my drool water the trees I grew on him.</text:p>
      <text:p text:style-name="P5"><text:span text:style-name="T1"/></text:p>
      <text:p text:style-name="P1">When we were finally done, he cleaned me up and brought us some water. I pulled him down on the bed again and he embraced me carefully, putting my head close to his chest. </text:p>
      <text:p text:style-name="P5"><text:span text:style-name="T1"/></text:p>
      <text:p text:style-name="P1"><text:soft-page-break/>"Are you ok?" He asked me after a kiss on my forehead.</text:p>
      <text:p text:style-name="P5"><text:span text:style-name="T1"/></text:p>
      <text:p text:style-name="P1">I nodded, lightheaded, feeling the electricity running its last laps through my body.</text:p>
      <text:p text:style-name="P5"><text:span text:style-name="T1"/></text:p>
      <text:p text:style-name="P5"><text:span text:style-name="T1">Who knew that sex with him would be so amazing.</text:span></text:p>
      <text:p text:style-name="P5"><text:span text:style-name="T1"/></text:p>
      <text:p text:style-name="P1">"Does that mean we're lovers now?" </text:p>
      <text:p text:style-name="P5"><text:span text:style-name="T1"/></text:p>
      <text:p text:style-name="P1">He smiled, placing a kiss on my forehead. "Yeah… I love you."</text:p>
      <text:p text:style-name="P5"><text:span text:style-name="T1"/></text:p>
      <text:p text:style-name="P1">"I! I love you too!" I looked up to him, gripping his arm.</text:p>
      <text:p text:style-name="P5"><text:span text:style-name="T1"/></text:p>
      <text:p text:style-name="P5"><text:span text:style-name="T1"/></text:p>
      <text:p text:style-name="P1">[Hello! The 2nd arc comes to an end! Next chapter is an interlude!]</text:p>
      <text:p text:style-name="P5"><text:span text:style-name="T1"/></text:p>
      <text:h text:style-name="P13" text:outline-level="1">Interlude - Memories II </text:h>
      <text:p text:style-name="P5"><text:span text:style-name="T1"/></text:p>
      <text:h text:style-name="P13" text:outline-level="1">HIATUS + EDIT</text:h>
      <text:p text:style-name="P1"><text:s text:c="4"/>• Lilith getting banished from Caelus</text:p>
      <text:p text:style-name="P1"><text:s text:c="4"/>• Seleni's parents</text:p>
      <text:p text:style-name="P5"><text:span text:style-name="T1"/></text:p>
      <text:p text:style-name="P1"><text:s text:c="4"/>• 3rd arc Seleni's nightmares start </text:p>
      <text:p text:style-name="P1"><text:s text:c="4"/>• orath tries to find a solution</text:p>
      <text:p text:style-name="P1"><text:s text:c="4"/>• they meet Circe and she looks through seleni Memories </text:p>
      <text:p text:style-name="P1"><text:s text:c="4"/>• orath goes to Gehenna </text:p>
      <text:p text:style-name="P1"><text:s text:c="4"/>• seleni meets orath father</text:p>
      <text:p text:style-name="P1"><text:s text:c="4"/>• orath father x fhaerta</text:p>
      <text:p text:style-name="P1"><text:s text:c="4"/>• seleni collapses</text:p>
      <text:p text:style-name="P1"><text:soft-page-break/><text:s text:c="4"/>• Circe explains what's happening</text:p>
      <text:p text:style-name="P5"><text:span text:style-name="T1"><text:s text:c="4"/>• orath asks to go into her conscience </text:span></text:p>
      <text:p text:style-name="P1"><text:s text:c="4"/>• they meet Margareth </text:p>
      <text:p text:style-name="P1"><text:s text:c="4"/>• seleni is sabes</text:p>
      <text:p text:style-name="P1"><text:s text:c="4"/>• extra chapters </text:p>
      <text:p text:style-name="P1"><text:s text:c="4"/>• valentine's</text:p>
      <text:p text:style-name="P1"><text:s text:c="4"/>• Yenna x Gayle marriage</text:p>
      <text:p text:style-name="P1"><text:s text:c="4"/>• fluff seleni x orath </text:p>
      <text:p text:style-name="P1"><text:s text:c="4"/>• read more romance??? how tf do I write love </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1">In order to protect his identity, Camille needed to disappear. </text:p>
      <text:p text:style-name="P5"><text:span text:style-name="T1"/></text:p>
      <text:p text:style-name="P1">"Why does he need to disappear?" Or'ath questioned me, with disagreement in his expression.</text:p>
      <text:p text:style-name="P5"><text:span text:style-name="T1"/></text:p>
      <text:p text:style-name="P1">"I don't know! You could, uh, shapeshift yourself to look more like, yourself!! You'll be my new assistant cuz, eh, Camille went away!" I replied, gesturing with my hands.</text:p>
      <text:p text:style-name="P5"><text:span text:style-name="T1"/></text:p>
      <text:p text:style-name="P1">"Why can't Camille just decide to stay though?"</text:p>
      <text:p text:style-name="P5"><text:span text:style-name="T1"/></text:p>
      <text:p text:style-name="P1">"But, like, working with Camille and having Or'ath at home-"</text:p>
      <text:p text:style-name="P5"><text:span text:style-name="T1"/></text:p>
      <text:p text:style-name="P1">"Didn't you say that it didn't matter?"</text:p>
      <text:p text:style-name="P5"><text:span text:style-name="T1"/></text:p>
      <text:p text:style-name="P5"><text:span text:style-name="T1">"And it doesn't! I know! I just don't want you to think that I like your appearance as a human more. I want to see Or'ath…" I shrunk myself, holding one arm.</text:span></text:p>
      <text:p text:style-name="P5"><text:span text:style-name="T1"/></text:p>
      <text:p text:style-name="P1"><text:soft-page-break/>He breathed out. "I think I understand what you're saying now…Ok. You want me to shapeshift into someone that looks more like me?"</text:p>
      <text:p text:style-name="P5"><text:span text:style-name="T1"/></text:p>
      <text:p text:style-name="P1">"Yes, please. I'm sorry." I apologized, averting my gaze from him.</text:p>
      <text:p text:style-name="P5"><text:span text:style-name="T1"/></text:p>
      <text:p text:style-name="P1">"No need to apologize, changing my appearance is nothing. I just wanted to understand where you were coming from." He placed his hand on my cheek and turned it in his direction. </text:p>
      <text:p text:style-name="P5"><text:span text:style-name="T1"/></text:p>
      <text:p text:style-name="P1">He shapeshifted himself into a Drow Elf identical to him, just without the claws and horns, plus a more normal looking skin.</text:p>
      <text:p text:style-name="P5"><text:span text:style-name="T1"/></text:p>
      <text:p text:style-name="P1">"Better?" He asked in Elvish.</text:p>
      <text:p text:style-name="P5"><text:span text:style-name="T1"/></text:p>
      <text:p text:style-name="P1">I nodded vigorously. </text:p>
      <text:p text:style-name="P5"><text:span text:style-name="T1"/></text:p>
      <text:p text:style-name="P1">…</text:p>
      <text:p text:style-name="P5"><text:span text:style-name="T1"/></text:p>
      <text:p text:style-name="P1">The next 4 months went on peacefully, except for the first week. Camille became a secret between me and Or'ath while the others just treated him as a passerby through my store. Some customers were sad, but most didn't care that he left. They were all surprised to meet Theodre, my new assistant and a Drow friend of Camille. The regular customers all quickly warmed up to him upon noticing he was respectful and kind. My friends just all gave me that look which said 'we know you're fucking him' but I didn't even lay a finger on him at all!!! </text:p>
      <text:p text:style-name="P5"><text:span text:style-name="T1"/></text:p>
      <text:p text:style-name="P5"><text:span text:style-name="T1">Which brings me to our main issue: nothing really big happened between me and him in these 4 months and that makes me sad (and horny).</text:span></text:p>
      <text:p text:style-name="P5"><text:span text:style-name="T1"/></text:p>
      <text:p text:style-name="P1">I love him. I know that. And I also think he loves me back. Why won't he kiss me then?! And why can't I initiate?! We exchange cute words with each other and hold hands sometimes, but we're not fucking children?!?! What's going on?! We wake up, have breakfast together, work all day together, we get home, eat dinner, and he goes to the greenhouse to look after the vegetables and flowers he's growing. On weekends, I oversleep and he has gotten a gig at the school to teach kids Financial Math (????). In conclusion, the only free time we have, we don't spend with each other! </text:p>
      <text:p text:style-name="P5"><text:span text:style-name="T1"/></text:p>
      <text:p text:style-name="P1"><text:soft-page-break/>Where's all my confidence when I need it? Where's the me who spread my legs in front of him the second time we met? Well, I was way too drunk that day though. </text:p>
      <text:p text:style-name="P5"><text:span text:style-name="T1"/></text:p>
      <text:p text:style-name="P1">Should I go drinking and throw myself at him again?</text:p>
      <text:p text:style-name="P5"><text:span text:style-name="T1"/></text:p>
      <text:p text:style-name="P1">That sounds too irresponsible. </text:p>
      <text:p text:style-name="P5"><text:span text:style-name="T1"/></text:p>
      <text:p text:style-name="P1">Ugh.</text:p>
      <text:p text:style-name="P5"><text:span text:style-name="T1"/></text:p>
      <text:p text:style-name="P1">Damn, greenhouse. Why does he have to give you more attention than me?</text:p>
      <text:p text:style-name="P5"><text:span text:style-name="T1"/></text:p>
      <text:p text:style-name="P1">…What if he's waiting for me to take the first step?</text:p>
      <text:p text:style-name="P5"><text:span text:style-name="T1"/></text:p>
      <text:p text:style-name="P1">Yeah, it makes sense. He could be unsure of my feelings for him! </text:p>
      <text:p text:style-name="P5"><text:span text:style-name="T1"/></text:p>
      <text:p text:style-name="P1">Should I wait for him naked on the bed?!</text:p>
      <text:p text:style-name="P5"><text:span text:style-name="T1"/></text:p>
      <text:p text:style-name="P5"><text:span text:style-name="T1">No!!! Are you nuts?! </text:span></text:p>
      <text:p text:style-name="P5"><text:span text:style-name="T1"/></text:p>
      <text:p text:style-name="P1">…I don't want us to go straight into sex. I want us to kiss first…make this feel special… </text:p>
      <text:p text:style-name="P5"><text:span text:style-name="T1"/></text:p>
      <text:p text:style-name="P1">It's weird hearing such thoughts from me, who always jumps through the dating part. I'm feeling young again.</text:p>
      <text:p text:style-name="P5"><text:span text:style-name="T1"/></text:p>
      <text:p text:style-name="P1">How do I take the first step?</text:p>
      <text:p text:style-name="P5"><text:span text:style-name="T1"/></text:p>
      <text:p text:style-name="P1">…</text:p>
      <text:p text:style-name="P5"><text:span text:style-name="T1"/></text:p>
      <text:p text:style-name="P1">Or'ath's POV </text:p>
      <text:p text:style-name="P5"><text:span text:style-name="T1"/></text:p>
      <text:p text:style-name="P1">Lately Seleni hasn't been radiating sparkles at all. I wonder what has been going on inside her mind. She still acts the same and is very energetic, it's just that the sparkles aren't coming out of her so I wonder what's the reason. It <text:soft-page-break/>kind of makes me anxious because I judge her mood around me by how much she sparkles, but if there aren't sparkles, does that mean that she hasn't been feeling happy around me? </text:p>
      <text:p text:style-name="P5"><text:span text:style-name="T1"/></text:p>
      <text:p text:style-name="P1">Because of that, I've been avoiding her a little in case my doubts ended up being true. I don't want her sparkles to stop. And I'm also kind of afraid to check it with my own eyes. I just hope they're still there. <text:s/></text:p>
      <text:p text:style-name="P5"><text:span text:style-name="T1"/></text:p>
      <text:p text:style-name="P1">"You're looking like a puppy who was abandoned by its owner. What's going on?" Pierce put a water bottle in front of my face, with sweat dripping off his face. </text:p>
      <text:p text:style-name="P5"><text:span text:style-name="T1"/></text:p>
      <text:p text:style-name="P1">Today I offered to help him redo his flowerbed and change the soil. </text:p>
      <text:p text:style-name="P5"><text:span text:style-name="T1"/></text:p>
      <text:p text:style-name="P1">"It's just that Seleni hasn't been sparkling anymore. Does that mean she's sad?"</text:p>
      <text:p text:style-name="P5"><text:span text:style-name="T1"/></text:p>
      <text:p text:style-name="P5"><text:span text:style-name="T1">"What are you smoking? She's never sad nor does she sparkle." He sat by my side, wiping the sweat from his forehead with his gloves.</text:span></text:p>
      <text:p text:style-name="P5"><text:span text:style-name="T1"/></text:p>
      <text:p text:style-name="P1">"Is that true? I see sparkles coming out of her whenever she's happy." </text:p>
      <text:p text:style-name="P5"><text:span text:style-name="T1"/></text:p>
      <text:p text:style-name="P1">"Wait." He placed one hand on my forehead and the other on his, squeezing his eyes shut. "I think I know what this is..."</text:p>
      <text:p text:style-name="P5"><text:span text:style-name="T1"/></text:p>
      <text:p text:style-name="P1">"Hm?"</text:p>
      <text:p text:style-name="P5"><text:span text:style-name="T1"/></text:p>
      <text:p text:style-name="P1">"You've been diagnosed with stupid love, ew. I've heard it's a terrible disease." </text:p>
      <text:p text:style-name="P5"><text:span text:style-name="T1"/></text:p>
      <text:p text:style-name="P1">"Do you think it's serious, doctor Pierce?" </text:p>
      <text:p text:style-name="P5"><text:span text:style-name="T1"/></text:p>
      <text:p text:style-name="P1">He cringed. "I don't know. Go ask Seleni about that."</text:p>
      <text:p text:style-name="P5"><text:span text:style-name="T1"/></text:p>
      <text:p text:style-name="P1">After a quick rest, we went back to work. We replanted his flowers and he decided to add some cactuses on the borders. Because he was quite unsure of which flowers should go with each other, by the time we finished, the sun had set already.</text:p>
      <text:p text:style-name="P5"><text:soft-page-break/><text:span text:style-name="T1"/></text:p>
      <text:p text:style-name="P1">"Hey, you didn't hear this from me. But there's this human holiday where they give chocolate to their partners, it's this Wednesday. Sel likes chocolate covered strawberries. That's it, bye. Thanks for the help." </text:p>
      <text:p text:style-name="P5"><text:span text:style-name="T1"/></text:p>
      <text:p text:style-name="P1">"Ah, got it. Thanks. See ya."</text:p>
      <text:p text:style-name="P5"><text:span text:style-name="T1"/></text:p>
      <text:p text:style-name="P5"><text:span text:style-name="T1">Pierce left in a hurry on his bicycle while humming some pop song I've never heard before. Now that I think about it, Seleni is always humming some song, but I can never understand it since she sings whatever is topping on the bird's song playlists.</text:span></text:p>
      <text:p text:style-name="P5"><text:span text:style-name="T1"/></text:p>
      <text:p text:style-name="P1">Chocolate covered strawberries…? I think I could do that. I can buy the chocolate and strawberries tomorrow morning…but I have nowhere to hide it.</text:p>
      <text:p text:style-name="P5"><text:span text:style-name="T1"/></text:p>
      <text:p text:style-name="P1">Maybe I can ask Yenna or Gayle to lend me their kitchen and fridge. </text:p>
      <text:p text:style-name="P5"><text:span text:style-name="T1"/></text:p>
      <text:p text:style-name="P1">I have two days till Wednesday. Tomorrow I'll buy the ingredients before Seleni starts attending to the sick people and prepare it on Tuesday to leave it in the fridge overnight. Yeah. Sounds like a nice plan. Should I also write a letter? Maybe recite a love poem? Cover her house with rose petals? Blow heart shaped balloons? Buy a bouquet? </text:p>
      <text:p text:style-name="P5"><text:span text:style-name="T1"/></text:p>
      <text:p text:style-name="P1">…Doing romantic things is new to me. I have no idea at all what to do or what to say.</text:p>
      <text:p text:style-name="P5"><text:span text:style-name="T1"/></text:p>
      <text:p text:style-name="P1">I think I should settle for the chocolate and the bouquet. It doesn't seem too much and I think she'll be happy. </text:p>
      <text:p text:style-name="P5"><text:span text:style-name="T1"/></text:p>
      <text:p text:style-name="P1">I opened the door to Seleni's house and found her asleep on the couch. On the table there was a plate with a serving of pesto pasta with a note for me: Hello! I don't know if you like pesto pasta but I hope you do! </text:p>
      <text:p text:style-name="P5"><text:span text:style-name="T1"/></text:p>
      <text:p text:style-name="P1">She drew a little heart. </text:p>
      <text:p text:style-name="P5"><text:span text:style-name="T1"/></text:p>
      <text:p text:style-name="P1">I smiled at the note, and looked at her who was snoring with drool dripping from her mouth on the cushion. </text:p>
      <text:p text:style-name="P5"><text:span text:style-name="T1"/></text:p>
      <text:p text:style-name="P1">Seleni has this bad habit of falling asleep on the couch and with no covering at all. Just shorts and a T-shirt in this snowy season? She is asking to catch a cold. </text:p>
      <text:p text:style-name="P5"><text:soft-page-break/><text:span text:style-name="T1"/></text:p>
      <text:p text:style-name="P1">I covered her with a blanket and took a tissue to wipe the drool off her cheeks. As I wiped, I couldn't ignore her lips. </text:p>
      <text:p text:style-name="P5"><text:span text:style-name="T1"/></text:p>
      <text:p text:style-name="P1">I want to kiss her. </text:p>
      <text:p text:style-name="P1"><text:s/></text:p>
      <text:p text:style-name="P1">My stomach interrupted me screaming for some food and I had to obey it. The pasta tasted delicious, its sauce was cooked with the basil leaves I had grown in the greenhouse and had a nice aroma of garlic. </text:p>
      <text:p text:style-name="P5"><text:span text:style-name="T1"/></text:p>
      <text:p text:style-name="P1">Before going to sleep, I couldn't help but stare a little more at Seleni on the couch and used the chance to wipe the drool of her mouth again. </text:p>
      <text:p text:style-name="P5"><text:span text:style-name="T1"/></text:p>
      <text:p text:style-name="P1">On impulse, I left a kiss on her forehe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family-generic="script"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0T20:35:51.814000000</meta:creation-date>
    <meta:editing-duration>PT8M57S</meta:editing-duration>
    <meta:editing-cycles>5</meta:editing-cycles>
    <meta:generator>LibreOffice/24.2.4.2$Windows_X86_64 LibreOffice_project/51a6219feb6075d9a4c46691dcfe0cd9c4fff3c2</meta:generator>
    <dc:title>WRITING</dc:title>
    <dc:date>2024-10-11T18:44:04.697000000</dc:date>
    <meta:document-statistic meta:table-count="0" meta:image-count="0" meta:object-count="0" meta:page-count="56" meta:paragraph-count="738" meta:word-count="12665" meta:character-count="66977" meta:non-whitespace-character-count="54634"/>
    <meta:template xlink:type="simple" xlink:actuate="onRequest" xlink:title="WRITING" xlink:href="../../../Users/hiram/AppData/Roaming/LibreOffice/4/user/template/WRITING.ott" meta:date="2024-07-10T20:35:50.906000000"/>
  </office:meta>
</office:document-meta>
</file>